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6874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2.9272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wrap-option="wrap"/>
    </style:style>
    <style:style style:name="ce7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5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ock Name</text:p>
          </table:table-cell>
          <table:table-cell office:value-type="string" calcext:value-type="string">
            <text:p>Adjacent Points</text:p>
          </table:table-cell>
          <table:table-cell office:value-type="string" calcext:value-type="string">
            <text:p>RFID:Tag:ID</text:p>
          </table:table-cell>
          <table:table-cell office:value-type="string" calcext:value-type="string">
            <text:p>Point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59.3125" calcext:value-type="float">
            <text:p>59.3125</text:p>
          </table:table-cell>
          <table:table-cell office:value-type="float" office:value="54.4375" calcext:value-type="float">
            <text:p>54.4375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D7;96-A</text:p>
          </table:table-cell>
          <table:table-cell office:value-type="string" calcext:value-type="string">
            <text:p>03:00:01:41:1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53.4375" calcext:value-type="float">
            <text:p>53.4375</text:p>
          </table:table-cell>
          <table:table-cell office:value-type="float" office:value="56.1875" calcext:value-type="float">
            <text:p>56.18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6;D8</text:p>
          </table:table-cell>
          <table:table-cell office:value-type="string" calcext:value-type="string">
            <text:p>03:00:01:57:7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7.75" calcext:value-type="float">
            <text:p>47.75</text:p>
          </table:table-cell>
          <table:table-cell office:value-type="float" office:value="59.375" calcext:value-type="float">
            <text:p>59.3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7;D9;FC</text:p>
          </table:table-cell>
          <table:table-cell office:value-type="string" calcext:value-type="string">
            <text:p>03:00:01:2A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</text:p>
          </table:table-cell>
          <table:table-cell office:value-type="float" office:value="42.5" calcext:value-type="float">
            <text:p>42.5</text:p>
          </table:table-cell>
          <table:table-cell office:value-type="float" office:value="61.1875" calcext:value-type="float">
            <text:p>61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8;DA</text:p>
          </table:table-cell>
          <table:table-cell office:value-type="string" calcext:value-type="string">
            <text:p>03:00:03:AB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</text:p>
          </table:table-cell>
          <table:table-cell office:value-type="float" office:value="36.25" calcext:value-type="float">
            <text:p>36.25</text:p>
          </table:table-cell>
          <table:table-cell office:value-type="float" office:value="61.375" calcext:value-type="float">
            <text:p>61.3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9;DB</text:p>
          </table:table-cell>
          <table:table-cell office:value-type="string" calcext:value-type="string">
            <text:p>03:00:01:84:D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B</text:p>
          </table:table-cell>
          <table:table-cell office:value-type="float" office:value="31.1875" calcext:value-type="float">
            <text:p>31.187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A;DC</text:p>
          </table:table-cell>
          <table:table-cell office:value-type="string" calcext:value-type="string">
            <text:p>03:00:02:5E:C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C</text:p>
          </table:table-cell>
          <table:table-cell office:value-type="float" office:value="26.875" calcext:value-type="float">
            <text:p>26.875</text:p>
          </table:table-cell>
          <table:table-cell office:value-type="float" office:value="55.125" calcext:value-type="float">
            <text:p>55.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B;DD</text:p>
          </table:table-cell>
          <table:table-cell office:value-type="string" calcext:value-type="string">
            <text:p>2A:00:6D:99:B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D</text:p>
          </table:table-cell>
          <table:table-cell office:value-type="float" office:value="23.75" calcext:value-type="float">
            <text:p>23.75</text:p>
          </table:table-cell>
          <table:table-cell office:value-type="float" office:value="49.875" calcext:value-type="float">
            <text:p>49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C;DE</text:p>
          </table:table-cell>
          <table:table-cell office:value-type="string" calcext:value-type="string">
            <text:p>2A:00:6D:8E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</text:p>
          </table:table-cell>
          <table:table-cell office:value-type="float" office:value="20.5" calcext:value-type="float">
            <text:p>20.5</text:p>
          </table:table-cell>
          <table:table-cell office:value-type="float" office:value="44.8125" calcext:value-type="float">
            <text:p>44.8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D;DF</text:p>
          </table:table-cell>
          <table:table-cell office:value-type="string" calcext:value-type="string">
            <text:p>2A:00:6D:7F:3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F</text:p>
          </table:table-cell>
          <table:table-cell office:value-type="float" office:value="17.1875" calcext:value-type="float">
            <text:p>17.18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E;E0</text:p>
          </table:table-cell>
          <table:table-cell office:value-type="string" calcext:value-type="string">
            <text:p>03:00:02:0E:5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0</text:p>
          </table:table-cell>
          <table:table-cell office:value-type="float" office:value="14.875" calcext:value-type="float">
            <text:p>14.875</text:p>
          </table:table-cell>
          <table:table-cell office:value-type="float" office:value="34.1875" calcext:value-type="float">
            <text:p>34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F;E1</text:p>
          </table:table-cell>
          <table:table-cell office:value-type="string" calcext:value-type="string">
            <text:p>2A:00:6D:B0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1</text:p>
          </table:table-cell>
          <table:table-cell office:value-type="float" office:value="14.5" calcext:value-type="float">
            <text:p>14.5</text:p>
          </table:table-cell>
          <table:table-cell office:value-type="float" office:value="28.875" calcext:value-type="float">
            <text:p>28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0;E2</text:p>
          </table:table-cell>
          <table:table-cell office:value-type="string" calcext:value-type="string">
            <text:p>2A:00:6D:0A:5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2</text:p>
          </table:table-cell>
          <table:table-cell office:value-type="float" office:value="16.375" calcext:value-type="float">
            <text:p>16.375</text:p>
          </table:table-cell>
          <table:table-cell office:value-type="float" office:value="23.625" calcext:value-type="float">
            <text:p>23.6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1;E3</text:p>
          </table:table-cell>
          <table:table-cell office:value-type="string" calcext:value-type="string">
            <text:p>03:00:03:6F:A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3</text:p>
          </table:table-cell>
          <table:table-cell office:value-type="float" office:value="20.5" calcext:value-type="float">
            <text:p>20.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2;E4</text:p>
          </table:table-cell>
          <table:table-cell office:value-type="string" calcext:value-type="string">
            <text:p>03:00:02:69:E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4</text:p>
          </table:table-cell>
          <table:table-cell office:value-type="float" office:value="25.5" calcext:value-type="float">
            <text:p>25.5</text:p>
          </table:table-cell>
          <table:table-cell office:value-type="float" office:value="16.875" calcext:value-type="float">
            <text:p>16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3;E5</text:p>
          </table:table-cell>
          <table:table-cell office:value-type="string" calcext:value-type="string">
            <text:p>03:00:01:D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5</text:p>
          </table:table-cell>
          <table:table-cell office:value-type="float" office:value="31.25" calcext:value-type="float">
            <text:p>31.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4;E6</text:p>
          </table:table-cell>
          <table:table-cell office:value-type="string" calcext:value-type="string">
            <text:p>03:00:01:38:3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6</text:p>
          </table:table-cell>
          <table:table-cell office:value-type="float" office:value="36.875" calcext:value-type="float">
            <text:p>36.875</text:p>
          </table:table-cell>
          <table:table-cell office:value-type="float" office:value="18.3125" calcext:value-type="float">
            <text:p>18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5;E7</text:p>
          </table:table-cell>
          <table:table-cell office:value-type="string" calcext:value-type="string">
            <text:p>03:00:00:90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7</text:p>
          </table:table-cell>
          <table:table-cell office:value-type="float" office:value="41.25" calcext:value-type="float">
            <text:p>41.2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6;OE8</text:p>
          </table:table-cell>
          <table:table-cell office:value-type="string" calcext:value-type="string">
            <text:p>03:00:02:14:4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E8</text:p>
          </table:table-cell>
          <table:table-cell office:value-type="float" office:value="43.625" calcext:value-type="float">
            <text:p>43.625</text:p>
          </table:table-cell>
          <table:table-cell office:value-type="float" office:value="27.125" calcext:value-type="float">
            <text:p>27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7;E8</text:p>
          </table:table-cell>
          <table:table-cell/>
          <table:table-cell office:value-type="string" calcext:value-type="string">
            <text:p>Orient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8</text:p>
          </table:table-cell>
          <table:table-cell office:value-type="float" office:value="44" calcext:value-type="float">
            <text:p>44</text:p>
          </table:table-cell>
          <table:table-cell office:value-type="float" office:value="27.875" calcext:value-type="float">
            <text:p>27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OE8;E9</text:p>
          </table:table-cell>
          <table:table-cell office:value-type="string" calcext:value-type="string">
            <text:p>03:00:00:97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9</text:p>
          </table:table-cell>
          <table:table-cell office:value-type="float" office:value="44.1875" calcext:value-type="float">
            <text:p>44.187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8; EA</text:p>
          </table:table-cell>
          <table:table-cell office:value-type="string" calcext:value-type="string">
            <text:p>03:00:01:6A:C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</text:p>
          </table:table-cell>
          <table:table-cell office:value-type="float" office:value="42.25" calcext:value-type="float">
            <text:p>42.25</text:p>
          </table:table-cell>
          <table:table-cell office:value-type="float" office:value="39.125" calcext:value-type="float">
            <text:p>39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9;EB</text:p>
          </table:table-cell>
          <table:table-cell office:value-type="string" calcext:value-type="string">
            <text:p>03:00:00:7A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B</text:p>
          </table:table-cell>
          <table:table-cell office:value-type="float" office:value="38.1875" calcext:value-type="float">
            <text:p>38.1875</text:p>
          </table:table-cell>
          <table:table-cell office:value-type="float" office:value="43.375" calcext:value-type="float">
            <text:p>43.3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A;EC</text:p>
          </table:table-cell>
          <table:table-cell office:value-type="string" calcext:value-type="string">
            <text:p>03:00:02:D9:3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33.375" calcext:value-type="float">
            <text:p>33.375</text:p>
          </table:table-cell>
          <table:table-cell office:value-type="float" office:value="46.625" calcext:value-type="float">
            <text:p>46.6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B;ED</text:p>
          </table:table-cell>
          <table:table-cell office:value-type="string" calcext:value-type="string">
            <text:p>03:00:01:89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D</text:p>
          </table:table-cell>
          <table:table-cell office:value-type="float" office:value="28.5" calcext:value-type="float">
            <text:p>28.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C;EE</text:p>
          </table:table-cell>
          <table:table-cell office:value-type="string" calcext:value-type="string">
            <text:p>03:00:01:5D:E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E</text:p>
          </table:table-cell>
          <table:table-cell office:value-type="float" office:value="23.5" calcext:value-type="float">
            <text:p>23.5</text:p>
          </table:table-cell>
          <table:table-cell office:value-type="float" office:value="53.1875" calcext:value-type="float">
            <text:p>53.1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D;EF</text:p>
          </table:table-cell>
          <table:table-cell office:value-type="string" calcext:value-type="string">
            <text:p>03:00:01:2C:5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F</text:p>
          </table:table-cell>
          <table:table-cell office:value-type="float" office:value="18.625" calcext:value-type="float">
            <text:p>18.62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E;F0</text:p>
          </table:table-cell>
          <table:table-cell office:value-type="string" calcext:value-type="string">
            <text:p>03:00:01:93:8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0</text:p>
          </table:table-cell>
          <table:table-cell office:value-type="float" office:value="13.875" calcext:value-type="float">
            <text:p>13.875</text:p>
          </table:table-cell>
          <table:table-cell office:value-type="float" office:value="60.3125" calcext:value-type="float">
            <text:p>60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F;F1</text:p>
          </table:table-cell>
          <table:table-cell office:value-type="string" calcext:value-type="string">
            <text:p>03:00:00:62:6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10.25" calcext:value-type="float">
            <text:p>10.25</text:p>
          </table:table-cell>
          <table:table-cell office:value-type="float" office:value="65.4375" calcext:value-type="float">
            <text:p>65.4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0;F2</text:p>
          </table:table-cell>
          <table:table-cell office:value-type="string" calcext:value-type="string">
            <text:p>03:00:02:C1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2</text:p>
          </table:table-cell>
          <table:table-cell office:value-type="float" office:value="8.5625" calcext:value-type="float">
            <text:p>8.5625</text:p>
          </table:table-cell>
          <table:table-cell office:value-type="float" office:value="70.625" calcext:value-type="float">
            <text:p>70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1;F3</text:p>
          </table:table-cell>
          <table:table-cell office:value-type="string" calcext:value-type="string">
            <text:p>2A:00:6D:6B:F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3</text:p>
          </table:table-cell>
          <table:table-cell office:value-type="float" office:value="9.4375" calcext:value-type="float">
            <text:p>9.4375</text:p>
          </table:table-cell>
          <table:table-cell office:value-type="float" office:value="76.375" calcext:value-type="float">
            <text:p>76.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2;F4</text:p>
          </table:table-cell>
          <table:table-cell office:value-type="string" calcext:value-type="string">
            <text:p>03:00:00:94:E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4</text:p>
          </table:table-cell>
          <table:table-cell office:value-type="float" office:value="12.625" calcext:value-type="float">
            <text:p>12.625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3;F5</text:p>
          </table:table-cell>
          <table:table-cell office:value-type="string" calcext:value-type="string">
            <text:p>03:00:03:9B:E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5</text:p>
          </table:table-cell>
          <table:table-cell office:value-type="float" office:value="17.375" calcext:value-type="float">
            <text:p>17.375</text:p>
          </table:table-cell>
          <table:table-cell office:value-type="float" office:value="85.0625" calcext:value-type="float">
            <text:p>85.0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4;F6</text:p>
          </table:table-cell>
          <table:table-cell office:value-type="string" calcext:value-type="string">
            <text:p>03:00:02:2A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6</text:p>
          </table:table-cell>
          <table:table-cell office:value-type="float" office:value="23" calcext:value-type="float">
            <text:p>23</text:p>
          </table:table-cell>
          <table:table-cell office:value-type="float" office:value="86.75" calcext:value-type="float">
            <text:p>86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5;F7</text:p>
          </table:table-cell>
          <table:table-cell office:value-type="string" calcext:value-type="string">
            <text:p>03:00:01:E3:4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</text:p>
          </table:table-cell>
          <table:table-cell office:value-type="float" office:value="28.875" calcext:value-type="float">
            <text:p>28.87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6;F8</text:p>
          </table:table-cell>
          <table:table-cell office:value-type="string" calcext:value-type="string">
            <text:p>03:00:02:9C:D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8</text:p>
          </table:table-cell>
          <table:table-cell office:value-type="float" office:value="33.875" calcext:value-type="float">
            <text:p>33.875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7;F9</text:p>
          </table:table-cell>
          <table:table-cell office:value-type="string" calcext:value-type="string">
            <text:p>03:00:01:9C:B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9</text:p>
          </table:table-cell>
          <table:table-cell office:value-type="float" office:value="37.625" calcext:value-type="float">
            <text:p>37.62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8;FA</text:p>
          </table:table-cell>
          <table:table-cell office:value-type="string" calcext:value-type="string">
            <text:p>03:00:03:03:A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</text:p>
          </table:table-cell>
          <table:table-cell office:value-type="float" office:value="39.125" calcext:value-type="float">
            <text:p>39.125</text:p>
          </table:table-cell>
          <table:table-cell office:value-type="float" office:value="73.125" calcext:value-type="float">
            <text:p>73.1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9;FB</text:p>
          </table:table-cell>
          <table:table-cell office:value-type="string" calcext:value-type="string">
            <text:p>03:00:00:78:0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B</text:p>
          </table:table-cell>
          <table:table-cell office:value-type="float" office:value="40.875" calcext:value-type="float">
            <text:p>40.875</text:p>
          </table:table-cell>
          <table:table-cell office:value-type="float" office:value="67.625" calcext:value-type="float">
            <text:p>67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A;FC</text:p>
          </table:table-cell>
          <table:table-cell office:value-type="string" calcext:value-type="string">
            <text:p>03:00:00:5D:6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</text:p>
          </table:table-cell>
          <table:table-cell office:value-type="float" office:value="44.375" calcext:value-type="float">
            <text:p>44.3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B;D8</text:p>
          </table:table-cell>
          <table:table-cell office:value-type="string" calcext:value-type="string">
            <text:p>03:00:00:89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71" calcext:value-type="float">
            <text:p>71</text:p>
          </table:table-cell>
          <table:table-cell office:value-type="float" office:value="54.375" calcext:value-type="float">
            <text:p>54.375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96-A;FF;132</text:p>
          </table:table-cell>
          <table:table-cell office:value-type="string" calcext:value-type="string">
            <text:p>03:00:03:5B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1.911" calcext:value-type="float">
            <text:p>81.911</text:p>
          </table:table-cell>
          <table:table-cell office:value-type="float" office:value="55.529" calcext:value-type="float">
            <text:p>55.529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FD;101</text:p>
          </table:table-cell>
          <table:table-cell table:style-name="ce7" office:value-type="string" calcext:value-type="string">
            <text:p>2A:00:6D:17:4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3.552" calcext:value-type="float">
            <text:p>93.552</text:p>
          </table:table-cell>
          <table:table-cell office:value-type="float" office:value="54.774" calcext:value-type="float">
            <text:p>54.774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FF;103</text:p>
          </table:table-cell>
          <table:table-cell table:style-name="ce7" office:value-type="string" calcext:value-type="string">
            <text:p>2A:00:6D:5B:6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.129" calcext:value-type="float">
            <text:p>105.129</text:p>
          </table:table-cell>
          <table:table-cell office:value-type="float" office:value="54.841" calcext:value-type="float">
            <text:p>54.84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101;105</text:p>
          </table:table-cell>
          <table:table-cell table:style-name="ce7" office:value-type="string" calcext:value-type="string">
            <text:p>2A:00:6D:5D:9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9.966" calcext:value-type="float">
            <text:p>79.966</text:p>
          </table:table-cell>
          <table:table-cell office:value-type="float" office:value="55.22" calcext:value-type="float">
            <text:p>55.22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3;107</text:p>
          </table:table-cell>
          <table:table-cell table:style-name="ce7" office:value-type="string" calcext:value-type="string">
            <text:p>2A:00:6D:5D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8.997" calcext:value-type="float">
            <text:p>128.997</text:p>
          </table:table-cell>
          <table:table-cell office:value-type="float" office:value="55.273" calcext:value-type="float">
            <text:p>55.273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5;109</text:p>
          </table:table-cell>
          <table:table-cell table:style-name="ce7" office:value-type="string" calcext:value-type="string">
            <text:p>2A:00:6D:24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0.644" calcext:value-type="float">
            <text:p>140.644</text:p>
          </table:table-cell>
          <table:table-cell office:value-type="float" office:value="55.205" calcext:value-type="float">
            <text:p>55.205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107;10B-A;136</text:p>
          </table:table-cell>
          <table:table-cell table:style-name="ce7" office:value-type="string" calcext:value-type="string">
            <text:p>2A:00:6D:8A:5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B-A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2-13</text:p>
          </table:table-cell>
          <table:table-cell office:value-type="string" calcext:value-type="string">
            <text:p>109;10D</text:p>
          </table:table-cell>
          <table:table-cell table:style-name="ce7" office:value-type="string" calcext:value-type="string">
            <text:p>2A:00:6D:9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B-B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6;A8</text:p>
          </table:table-cell>
          <table:table-cell table:style-name="ce7" office:value-type="string" calcext:value-type="string">
            <text:p>2A:00:6D:9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D</text:p>
          </table:table-cell>
          <table:table-cell office:value-type="float" office:value="163.33" calcext:value-type="float">
            <text:p>163.33</text:p>
          </table:table-cell>
          <table:table-cell office:value-type="float" office:value="56.775" calcext:value-type="float">
            <text:p>56.775</text:p>
          </table:table-cell>
          <table:table-cell office:value-type="string" calcext:value-type="string">
            <text:p>2-14</text:p>
          </table:table-cell>
          <table:table-cell office:value-type="string" calcext:value-type="string">
            <text:p>10B-A;10F;131</text:p>
          </table:table-cell>
          <table:table-cell table:style-name="ce7" office:value-type="string" calcext:value-type="string">
            <text:p>2A:00:6D:1D:3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F</text:p>
          </table:table-cell>
          <table:table-cell office:value-type="float" office:value="174.964" calcext:value-type="float">
            <text:p>174.964</text:p>
          </table:table-cell>
          <table:table-cell office:value-type="float" office:value="61.703" calcext:value-type="float">
            <text:p>61.70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D;111</text:p>
          </table:table-cell>
          <table:table-cell table:style-name="ce7" office:value-type="string" calcext:value-type="string">
            <text:p>2A:00:6D:68:A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86.526" calcext:value-type="float">
            <text:p>186.526</text:p>
          </table:table-cell>
          <table:table-cell office:value-type="float" office:value="59.28" calcext:value-type="float">
            <text:p>59.28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F;113</text:p>
          </table:table-cell>
          <table:table-cell table:style-name="ce7" office:value-type="string" calcext:value-type="string">
            <text:p>2A:00:6D:BC:9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93.917" calcext:value-type="float">
            <text:p>193.917</text:p>
          </table:table-cell>
          <table:table-cell office:value-type="float" office:value="50.159" calcext:value-type="float">
            <text:p>50.159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1;115</text:p>
          </table:table-cell>
          <table:table-cell table:style-name="ce7" office:value-type="string" calcext:value-type="string">
            <text:p>2A:00:6D:5E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00.57" calcext:value-type="float">
            <text:p>200.57</text:p>
          </table:table-cell>
          <table:table-cell office:value-type="float" office:value="40.073" calcext:value-type="float">
            <text:p>40.07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3;117</text:p>
          </table:table-cell>
          <table:table-cell table:style-name="ce7" office:value-type="string" calcext:value-type="string">
            <text:p>2A:00:6D:91:D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02.297" calcext:value-type="float">
            <text:p>202.297</text:p>
          </table:table-cell>
          <table:table-cell office:value-type="float" office:value="28.786" calcext:value-type="float">
            <text:p>28.786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5;119</text:p>
          </table:table-cell>
          <table:table-cell table:style-name="ce7" office:value-type="string" calcext:value-type="string">
            <text:p>2A:00:6D:38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95.77" calcext:value-type="float">
            <text:p>195.77</text:p>
          </table:table-cell>
          <table:table-cell office:value-type="float" office:value="19.491" calcext:value-type="float">
            <text:p>19.49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7;11B</text:p>
          </table:table-cell>
          <table:table-cell table:style-name="ce7" office:value-type="string" calcext:value-type="string">
            <text:p>2A:00:6D:3E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B</text:p>
          </table:table-cell>
          <table:table-cell office:value-type="float" office:value="184.159" calcext:value-type="float">
            <text:p>184.159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9;11D</text:p>
          </table:table-cell>
          <table:table-cell table:style-name="ce7" office:value-type="string" calcext:value-type="string">
            <text:p>2A:00:6D:3B:6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D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24.365" calcext:value-type="float">
            <text:p>24.365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B;11F</text:p>
          </table:table-cell>
          <table:table-cell table:style-name="ce7" office:value-type="string" calcext:value-type="string">
            <text:p>2A:00:6D:36:F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F</text:p>
          </table:table-cell>
          <table:table-cell office:value-type="float" office:value="173.372" calcext:value-type="float">
            <text:p>173.372</text:p>
          </table:table-cell>
          <table:table-cell office:value-type="float" office:value="35.466" calcext:value-type="float">
            <text:p>35.466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D;121</text:p>
          </table:table-cell>
          <table:table-cell table:style-name="ce7" office:value-type="string" calcext:value-type="string">
            <text:p>2A:00:6D:C2:2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79.571" calcext:value-type="float">
            <text:p>179.571</text:p>
          </table:table-cell>
          <table:table-cell office:value-type="float" office:value="44.921" calcext:value-type="float">
            <text:p>44.92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F;123</text:p>
          </table:table-cell>
          <table:table-cell table:style-name="ce7" office:value-type="string" calcext:value-type="string">
            <text:p>2A:00:6D:5C:3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89.641" calcext:value-type="float">
            <text:p>189.641</text:p>
          </table:table-cell>
          <table:table-cell office:value-type="float" office:value="51.427" calcext:value-type="float">
            <text:p>51.427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1;125</text:p>
          </table:table-cell>
          <table:table-cell table:style-name="ce7" office:value-type="string" calcext:value-type="string">
            <text:p>2A:00:6D:07:0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99.292" calcext:value-type="float">
            <text:p>199.292</text:p>
          </table:table-cell>
          <table:table-cell office:value-type="float" office:value="57.841" calcext:value-type="float">
            <text:p>57.84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3;127</text:p>
          </table:table-cell>
          <table:table-cell office:value-type="string" calcext:value-type="string">
            <text:p>2A:00:6D:12:4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06.897" calcext:value-type="float">
            <text:p>206.897</text:p>
          </table:table-cell>
          <table:table-cell office:value-type="float" office:value="66.392" calcext:value-type="float">
            <text:p>66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5;129</text:p>
          </table:table-cell>
          <table:table-cell office:value-type="string" calcext:value-type="string">
            <text:p>2A:00:6D:B3:D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206.045" calcext:value-type="float">
            <text:p>206.045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7;12B</text:p>
          </table:table-cell>
          <table:table-cell office:value-type="string" calcext:value-type="string">
            <text:p>2A:00:6D:45:A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B</text:p>
          </table:table-cell>
          <table:table-cell office:value-type="float" office:value="197.025" calcext:value-type="float">
            <text:p>197.025</text:p>
          </table:table-cell>
          <table:table-cell office:value-type="float" office:value="85.08" calcext:value-type="float">
            <text:p>85.08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9;12D</text:p>
          </table:table-cell>
          <table:table-cell office:value-type="string" calcext:value-type="string">
            <text:p>2A:00:6D:8E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D</text:p>
          </table:table-cell>
          <table:table-cell office:value-type="float" office:value="185.745" calcext:value-type="float">
            <text:p>185.745</text:p>
          </table:table-cell>
          <table:table-cell office:value-type="float" office:value="83.781" calcext:value-type="float">
            <text:p>83.781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B;12F</text:p>
          </table:table-cell>
          <table:table-cell office:value-type="string" calcext:value-type="string">
            <text:p>2A:00:6D:9B:D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F</text:p>
          </table:table-cell>
          <table:table-cell office:value-type="float" office:value="179.023" calcext:value-type="float">
            <text:p>179.023</text:p>
          </table:table-cell>
          <table:table-cell office:value-type="float" office:value="74.392" calcext:value-type="float">
            <text:p>74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D;131</text:p>
          </table:table-cell>
          <table:table-cell office:value-type="string" calcext:value-type="string">
            <text:p>2A:00:6D:23:8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74.062" calcext:value-type="float">
            <text:p>174.062</text:p>
          </table:table-cell>
          <table:table-cell office:value-type="float" office:value="64.187" calcext:value-type="float">
            <text:p>64.187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F;10D</text:p>
          </table:table-cell>
          <table:table-cell office:value-type="string" calcext:value-type="string">
            <text:p>2A:00:6D:9A:E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.7973" calcext:value-type="float">
            <text:p>2.7973</text:p>
          </table:table-cell>
          <table:table-cell office:value-type="float" office:value="46.2511" calcext:value-type="float">
            <text:p>46.251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F;82</text:p>
          </table:table-cell>
          <table:table-cell office:value-type="string" calcext:value-type="string">
            <text:p>2A:00:6D:8C:D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.5779" calcext:value-type="float">
            <text:p>2.5779</text:p>
          </table:table-cell>
          <table:table-cell office:value-type="float" office:value="33.0651" calcext:value-type="float">
            <text:p>33.065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0;84</text:p>
          </table:table-cell>
          <table:table-cell office:value-type="string" calcext:value-type="string">
            <text:p>2A:00:6D:A3:8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.1271" calcext:value-type="float">
            <text:p>3.1271</text:p>
          </table:table-cell>
          <table:table-cell office:value-type="float" office:value="22.0347" calcext:value-type="float">
            <text:p>22.034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2;86</text:p>
          </table:table-cell>
          <table:table-cell office:value-type="string" calcext:value-type="string">
            <text:p>2A:00:6D:53:5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.0897" calcext:value-type="float">
            <text:p>8.0897</text:p>
          </table:table-cell>
          <table:table-cell office:value-type="float" office:value="11.7546" calcext:value-type="float">
            <text:p>11.75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4;88</text:p>
          </table:table-cell>
          <table:table-cell office:value-type="string" calcext:value-type="string">
            <text:p>2A:00:6D:B1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7.7492" calcext:value-type="float">
            <text:p>17.7492</text:p>
          </table:table-cell>
          <table:table-cell office:value-type="float" office:value="4.1846" calcext:value-type="float">
            <text:p>4.18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6;8A</text:p>
          </table:table-cell>
          <table:table-cell office:value-type="string" calcext:value-type="string">
            <text:p>2A:00:6D:AD:A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A</text:p>
          </table:table-cell>
          <table:table-cell office:value-type="float" office:value="29.5312" calcext:value-type="float">
            <text:p>29.5312</text:p>
          </table:table-cell>
          <table:table-cell office:value-type="float" office:value="4.2259" calcext:value-type="float">
            <text:p>4.2259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8;8C</text:p>
          </table:table-cell>
          <table:table-cell office:value-type="string" calcext:value-type="string">
            <text:p>2A:00:6D:29:E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C</text:p>
          </table:table-cell>
          <table:table-cell office:value-type="float" office:value="41.0025" calcext:value-type="float">
            <text:p>41.0025</text:p>
          </table:table-cell>
          <table:table-cell office:value-type="float" office:value="5.3725" calcext:value-type="float">
            <text:p>5.3725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A;8E</text:p>
          </table:table-cell>
          <table:table-cell office:value-type="string" calcext:value-type="string">
            <text:p>2A:00:6D:47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E</text:p>
          </table:table-cell>
          <table:table-cell office:value-type="float" office:value="50.5652" calcext:value-type="float">
            <text:p>50.5652</text:p>
          </table:table-cell>
          <table:table-cell office:value-type="float" office:value="11.5236" calcext:value-type="float">
            <text:p>11.523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C;90</text:p>
          </table:table-cell>
          <table:table-cell office:value-type="string" calcext:value-type="string">
            <text:p>2A:00:6D:61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6.0021" calcext:value-type="float">
            <text:p>56.0021</text:p>
          </table:table-cell>
          <table:table-cell office:value-type="float" office:value="21.8627" calcext:value-type="float">
            <text:p>21.8627</text:p>
          </table:table-cell>
          <table:table-cell office:value-type="string" calcext:value-type="string">
            <text:p>U-57;3-13</text:p>
          </table:table-cell>
          <table:table-cell office:value-type="string" calcext:value-type="string">
            <text:p>8E;CB;92</text:p>
          </table:table-cell>
          <table:table-cell office:value-type="string" calcext:value-type="string">
            <text:p>2A:00:6D:51:3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6.7462" calcext:value-type="float">
            <text:p>56.7462</text:p>
          </table:table-cell>
          <table:table-cell office:value-type="float" office:value="33.3803" calcext:value-type="float">
            <text:p>33.3803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0;94</text:p>
          </table:table-cell>
          <table:table-cell office:value-type="string" calcext:value-type="string">
            <text:p>2A:00:6D:94:6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8.891" calcext:value-type="float">
            <text:p>58.891</text:p>
          </table:table-cell>
          <table:table-cell office:value-type="float" office:value="44.5115" calcext:value-type="float">
            <text:p>44.5115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2;96-B</text:p>
          </table:table-cell>
          <table:table-cell office:value-type="string" calcext:value-type="string">
            <text:p>2A:00:6D:61:E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-A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D6;FD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-B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94;98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2.9469" calcext:value-type="float">
            <text:p>72.9469</text:p>
          </table:table-cell>
          <table:table-cell office:value-type="float" office:value="63.0465" calcext:value-type="float">
            <text:p>63.0465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96-B;9A;137</text:p>
          </table:table-cell>
          <table:table-cell office:value-type="string" calcext:value-type="string">
            <text:p>2A:00:6C:FD:0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A</text:p>
          </table:table-cell>
          <table:table-cell office:value-type="float" office:value="84.4919" calcext:value-type="float">
            <text:p>84.4919</text:p>
          </table:table-cell>
          <table:table-cell office:value-type="float" office:value="64.935" calcext:value-type="float">
            <text:p>64.935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98;9C</text:p>
          </table:table-cell>
          <table:table-cell office:value-type="string" calcext:value-type="string">
            <text:p>2A:00:6D:0F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</text:p>
          </table:table-cell>
          <table:table-cell office:value-type="float" office:value="96.2669" calcext:value-type="float">
            <text:p>96.2669</text:p>
          </table:table-cell>
          <table:table-cell office:value-type="float" office:value="65.1408" calcext:value-type="float">
            <text:p>65.1408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A;9E</text:p>
          </table:table-cell>
          <table:table-cell office:value-type="string" calcext:value-type="string">
            <text:p>2A:00:6D:AC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E</text:p>
          </table:table-cell>
          <table:table-cell office:value-type="float" office:value="108.073" calcext:value-type="float">
            <text:p>108.073</text:p>
          </table:table-cell>
          <table:table-cell office:value-type="float" office:value="65.0729" calcext:value-type="float">
            <text:p>65.0729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C;A0</text:p>
          </table:table-cell>
          <table:table-cell office:value-type="string" calcext:value-type="string">
            <text:p>2A:00:6C:EC:2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0</text:p>
          </table:table-cell>
          <table:table-cell office:value-type="float" office:value="119.7451" calcext:value-type="float">
            <text:p>119.7451</text:p>
          </table:table-cell>
          <table:table-cell office:value-type="float" office:value="65.511" calcext:value-type="float">
            <text:p>65.511</text:p>
          </table:table-cell>
          <table:table-cell office:value-type="string" calcext:value-type="string">
            <text:p>5-14</text:p>
          </table:table-cell>
          <table:table-cell office:value-type="string" calcext:value-type="string">
            <text:p>9E;A2</text:p>
          </table:table-cell>
          <table:table-cell office:value-type="string" calcext:value-type="string">
            <text:p>2A:00:6D:7F:6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2</text:p>
          </table:table-cell>
          <table:table-cell office:value-type="float" office:value="129.6279" calcext:value-type="float">
            <text:p>129.6279</text:p>
          </table:table-cell>
          <table:table-cell office:value-type="float" office:value="65.6854" calcext:value-type="float">
            <text:p>65.6854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0;A4</text:p>
          </table:table-cell>
          <table:table-cell office:value-type="string" calcext:value-type="string">
            <text:p>2A:00:6D:28:7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4</text:p>
          </table:table-cell>
          <table:table-cell office:value-type="float" office:value="141.2253" calcext:value-type="float">
            <text:p>141.2253</text:p>
          </table:table-cell>
          <table:table-cell office:value-type="float" office:value="64.7153" calcext:value-type="float">
            <text:p>64.7153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2;A6;13B</text:p>
          </table:table-cell>
          <table:table-cell office:value-type="string" calcext:value-type="string">
            <text:p>2A:00:6D:14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6</text:p>
          </table:table-cell>
          <table:table-cell office:value-type="float" office:value="150.2962" calcext:value-type="float">
            <text:p>150.2962</text:p>
          </table:table-cell>
          <table:table-cell office:value-type="float" office:value="57.6737" calcext:value-type="float">
            <text:p>57.6737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4;10B-B</text:p>
          </table:table-cell>
          <table:table-cell office:value-type="string" calcext:value-type="string">
            <text:p>2A:00:6D:4A:5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8</text:p>
          </table:table-cell>
          <table:table-cell office:value-type="float" office:value="156.1038" calcext:value-type="float">
            <text:p>156.1038</text:p>
          </table:table-cell>
          <table:table-cell office:value-type="float" office:value="47.7031" calcext:value-type="float">
            <text:p>47.7031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10B-B;AA</text:p>
          </table:table-cell>
          <table:table-cell office:value-type="string" calcext:value-type="string">
            <text:p>2A:00:6D:64:9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160.1512" calcext:value-type="float">
            <text:p>160.1512</text:p>
          </table:table-cell>
          <table:table-cell office:value-type="float" office:value="36.7748" calcext:value-type="float">
            <text:p>36.7748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8;AC</text:p>
          </table:table-cell>
          <table:table-cell office:value-type="string" calcext:value-type="string">
            <text:p>2A:00:6D:77:7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160.2346" calcext:value-type="float">
            <text:p>160.2346</text:p>
          </table:table-cell>
          <table:table-cell office:value-type="float" office:value="26.1726" calcext:value-type="float">
            <text:p>26.1726</text:p>
          </table:table-cell>
          <table:table-cell office:value-type="string" calcext:value-type="string">
            <text:p>U-9;8-1</text:p>
          </table:table-cell>
          <table:table-cell office:value-type="string" calcext:value-type="string">
            <text:p>AA;CF;AE</text:p>
          </table:table-cell>
          <table:table-cell office:value-type="string" calcext:value-type="string">
            <text:p>2A:00:6D:03:4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</text:p>
          </table:table-cell>
          <table:table-cell office:value-type="float" office:value="163.3551" calcext:value-type="float">
            <text:p>163.3551</text:p>
          </table:table-cell>
          <table:table-cell office:value-type="float" office:value="14.7362" calcext:value-type="float">
            <text:p>14.7362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C;B0</text:p>
          </table:table-cell>
          <table:table-cell office:value-type="string" calcext:value-type="string">
            <text:p>2A:00:6C:EE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0</text:p>
          </table:table-cell>
          <table:table-cell office:value-type="float" office:value="171.3698" calcext:value-type="float">
            <text:p>171.3698</text:p>
          </table:table-cell>
          <table:table-cell office:value-type="float" office:value="6.6566" calcext:value-type="float">
            <text:p>6.6566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E;B2</text:p>
          </table:table-cell>
          <table:table-cell office:value-type="string" calcext:value-type="string">
            <text:p>2A:00:6D:6C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2</text:p>
          </table:table-cell>
          <table:table-cell office:value-type="float" office:value="182.2005" calcext:value-type="float">
            <text:p>182.2005</text:p>
          </table:table-cell>
          <table:table-cell office:value-type="float" office:value="3.5319" calcext:value-type="float">
            <text:p>3.5319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0;B4</text:p>
          </table:table-cell>
          <table:table-cell office:value-type="string" calcext:value-type="string">
            <text:p>2A:00:6D:26:7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4</text:p>
          </table:table-cell>
          <table:table-cell office:value-type="float" office:value="194.3273" calcext:value-type="float">
            <text:p>194.3273</text:p>
          </table:table-cell>
          <table:table-cell office:value-type="float" office:value="3.3838" calcext:value-type="float">
            <text:p>3.3838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2;B6</text:p>
          </table:table-cell>
          <table:table-cell office:value-type="string" calcext:value-type="string">
            <text:p>2A:00:6C:F6:7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6</text:p>
          </table:table-cell>
          <table:table-cell office:value-type="float" office:value="204.9404" calcext:value-type="float">
            <text:p>204.9404</text:p>
          </table:table-cell>
          <table:table-cell office:value-type="float" office:value="7.7674" calcext:value-type="float">
            <text:p>7.7674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4;B8</text:p>
          </table:table-cell>
          <table:table-cell office:value-type="string" calcext:value-type="string">
            <text:p>2A:00:6D:00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</text:p>
          </table:table-cell>
          <table:table-cell office:value-type="float" office:value="211.8754" calcext:value-type="float">
            <text:p>211.8754</text:p>
          </table:table-cell>
          <table:table-cell office:value-type="float" office:value="16.6964" calcext:value-type="float">
            <text:p>16.6964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6;BA</text:p>
          </table:table-cell>
          <table:table-cell office:value-type="string" calcext:value-type="string">
            <text:p>2A:00:6D:AD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</text:p>
          </table:table-cell>
          <table:table-cell office:value-type="float" office:value="213.5368" calcext:value-type="float">
            <text:p>213.5368</text:p>
          </table:table-cell>
          <table:table-cell office:value-type="float" office:value="28.0219" calcext:value-type="float">
            <text:p>28.021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8;BC</text:p>
          </table:table-cell>
          <table:table-cell office:value-type="string" calcext:value-type="string">
            <text:p>2A:00:6D:28:E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</text:p>
          </table:table-cell>
          <table:table-cell office:value-type="float" office:value="213.4455" calcext:value-type="float">
            <text:p>213.4455</text:p>
          </table:table-cell>
          <table:table-cell office:value-type="float" office:value="39.5197" calcext:value-type="float">
            <text:p>39.5197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A;BE</text:p>
          </table:table-cell>
          <table:table-cell office:value-type="string" calcext:value-type="string">
            <text:p>2A:00:6D:96:3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</text:p>
          </table:table-cell>
          <table:table-cell office:value-type="float" office:value="213.4604" calcext:value-type="float">
            <text:p>213.4604</text:p>
          </table:table-cell>
          <table:table-cell office:value-type="float" office:value="51.4445" calcext:value-type="float">
            <text:p>51.4445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C;C0</text:p>
          </table:table-cell>
          <table:table-cell office:value-type="string" calcext:value-type="string">
            <text:p>2A:00:6D:91:E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</text:p>
          </table:table-cell>
          <table:table-cell office:value-type="float" office:value="213.5777" calcext:value-type="float">
            <text:p>213.5777</text:p>
          </table:table-cell>
          <table:table-cell office:value-type="float" office:value="63.3229" calcext:value-type="float">
            <text:p>63.322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E;C2</text:p>
          </table:table-cell>
          <table:table-cell office:value-type="string" calcext:value-type="string">
            <text:p>2A:00:6D:11:D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213.4285" calcext:value-type="float">
            <text:p>213.4285</text:p>
          </table:table-cell>
          <table:table-cell office:value-type="float" office:value="75.029" calcext:value-type="float">
            <text:p>75.029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0;C4</text:p>
          </table:table-cell>
          <table:table-cell office:value-type="string" calcext:value-type="string">
            <text:p>2A:00:6D:25:1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209.5126" calcext:value-type="float">
            <text:p>209.5126</text:p>
          </table:table-cell>
          <table:table-cell office:value-type="float" office:value="86.1464" calcext:value-type="float">
            <text:p>86.146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2;C6</text:p>
          </table:table-cell>
          <table:table-cell office:value-type="string" calcext:value-type="string">
            <text:p>2A:00:6D:A5:E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200.1632" calcext:value-type="float">
            <text:p>200.1632</text:p>
          </table:table-cell>
          <table:table-cell office:value-type="float" office:value="92.9534" calcext:value-type="float">
            <text:p>92.953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4;C8</text:p>
          </table:table-cell>
          <table:table-cell office:value-type="string" calcext:value-type="string">
            <text:p>2A:00:6D:3C:2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189.1041" calcext:value-type="float">
            <text:p>189.1041</text:p>
          </table:table-cell>
          <table:table-cell office:value-type="float" office:value="93.8132" calcext:value-type="float">
            <text:p>93.8132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6;CA</text:p>
          </table:table-cell>
          <table:table-cell office:value-type="string" calcext:value-type="string">
            <text:p>2A:00:6D:12:E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</text:p>
          </table:table-cell>
          <table:table-cell office:value-type="float" office:value="177.4677" calcext:value-type="float">
            <text:p>177.4677</text:p>
          </table:table-cell>
          <table:table-cell office:value-type="float" office:value="91.6222" calcext:value-type="float">
            <text:p>91.6222</text:p>
          </table:table-cell>
          <table:table-cell office:value-type="string" calcext:value-type="string">
            <text:p>U-20;8-10</text:p>
          </table:table-cell>
          <table:table-cell office:value-type="string" calcext:value-type="string">
            <text:p>C8;4B</text:p>
          </table:table-cell>
          <table:table-cell office:value-type="string" calcext:value-type="string">
            <text:p>2A:00:6C:FA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B</text:p>
          </table:table-cell>
          <table:table-cell office:value-type="float" office:value="171.0401" calcext:value-type="float">
            <text:p>171.0401</text:p>
          </table:table-cell>
          <table:table-cell office:value-type="float" office:value="90.9598" calcext:value-type="float">
            <text:p>90.9598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CA;49;D1;4D</text:p>
          </table:table-cell>
          <table:table-cell office:value-type="string" calcext:value-type="string">
            <text:p>2A:00:6D:9D:82</text:p>
          </table:table-cell>
          <table:table-cell office:value-type="string" calcext:value-type="string">
            <text:p>RFID Tag</text:p>
          </table:table-cell>
          <table:table-cell office:value-type="string" calcext:value-type="string">
            <text:p>Split this up by using switch position points. It is between SW71 and SW72. Have each switch link to the closes points as adjacent point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D</text:p>
          </table:table-cell>
          <table:table-cell office:value-type="float" office:value="156.9072" calcext:value-type="float">
            <text:p>156.9072</text:p>
          </table:table-cell>
          <table:table-cell office:value-type="float" office:value="91.0522" calcext:value-type="float">
            <text:p>91.0522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4B;4F</text:p>
          </table:table-cell>
          <table:table-cell office:value-type="string" calcext:value-type="string">
            <text:p>2A:00:6D:24:9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F</text:p>
          </table:table-cell>
          <table:table-cell office:value-type="float" office:value="145.4083" calcext:value-type="float">
            <text:p>145.4083</text:p>
          </table:table-cell>
          <table:table-cell office:value-type="float" office:value="90.9879" calcext:value-type="float">
            <text:p>90.9879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D;51</text:p>
          </table:table-cell>
          <table:table-cell office:value-type="string" calcext:value-type="string">
            <text:p>2A:00:6D:53:A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33.3713" calcext:value-type="float">
            <text:p>133.3713</text:p>
          </table:table-cell>
          <table:table-cell office:value-type="float" office:value="91.1652" calcext:value-type="float">
            <text:p>91.1652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F;53</text:p>
          </table:table-cell>
          <table:table-cell office:value-type="string" calcext:value-type="string">
            <text:p>2A:00:6D:02:2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21.8844" calcext:value-type="float">
            <text:p>121.8844</text:p>
          </table:table-cell>
          <table:table-cell office:value-type="float" office:value="91.4916" calcext:value-type="float">
            <text:p>91.4916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1;55</text:p>
          </table:table-cell>
          <table:table-cell office:value-type="string" calcext:value-type="string">
            <text:p>2A:00:6D:0E:B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9.561" calcext:value-type="float">
            <text:p>109.561</text:p>
          </table:table-cell>
          <table:table-cell office:value-type="float" office:value="91.5477" calcext:value-type="float">
            <text:p>91.5477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3;57</text:p>
          </table:table-cell>
          <table:table-cell office:value-type="string" calcext:value-type="string">
            <text:p>2A:00:6D:BF:5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7.6" calcext:value-type="float">
            <text:p>97.6</text:p>
          </table:table-cell>
          <table:table-cell office:value-type="float" office:value="91.2692" calcext:value-type="float">
            <text:p>91.2692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5;59</text:p>
          </table:table-cell>
          <table:table-cell office:value-type="string" calcext:value-type="string">
            <text:p>2A:00:6D:0B:0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6.0832" calcext:value-type="float">
            <text:p>86.0832</text:p>
          </table:table-cell>
          <table:table-cell office:value-type="float" office:value="91.5341" calcext:value-type="float">
            <text:p>91.5341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7;5B</text:p>
          </table:table-cell>
          <table:table-cell office:value-type="string" calcext:value-type="string">
            <text:p>2A:00:6D:02:F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B</text:p>
          </table:table-cell>
          <table:table-cell office:value-type="float" office:value="74.0193" calcext:value-type="float">
            <text:p>74.0193</text:p>
          </table:table-cell>
          <table:table-cell office:value-type="float" office:value="91.5536" calcext:value-type="float">
            <text:p>91.5536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9;5D</text:p>
          </table:table-cell>
          <table:table-cell office:value-type="string" calcext:value-type="string">
            <text:p>2A:00:6D:98:C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D</text:p>
          </table:table-cell>
          <table:table-cell office:value-type="float" office:value="62.3547" calcext:value-type="float">
            <text:p>62.3547</text:p>
          </table:table-cell>
          <table:table-cell office:value-type="float" office:value="91.3515" calcext:value-type="float">
            <text:p>91.3515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B;5F</text:p>
          </table:table-cell>
          <table:table-cell office:value-type="string" calcext:value-type="string">
            <text:p>2A:00:6D:6C:0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F</text:p>
          </table:table-cell>
          <table:table-cell office:value-type="float" office:value="50.5724" calcext:value-type="float">
            <text:p>50.5724</text:p>
          </table:table-cell>
          <table:table-cell office:value-type="float" office:value="91.5715" calcext:value-type="float">
            <text:p>91.5715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D;D1;61;73</text:p>
          </table:table-cell>
          <table:table-cell office:value-type="string" calcext:value-type="string">
            <text:p>2A:00:6D:2B:CE</text:p>
          </table:table-cell>
          <table:table-cell office:value-type="string" calcext:value-type="string">
            <text:p>RFID Tag</text:p>
          </table:table-cell>
          <table:table-cell office:value-type="string" calcext:value-type="string">
            <text:p>Split this up by using switch position points. It is between SW21 and SW22. Have each switch link to the closes points as adjacent points.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8.8819" calcext:value-type="float">
            <text:p>38.8819</text:p>
          </table:table-cell>
          <table:table-cell office:value-type="float" office:value="91.5223" calcext:value-type="float">
            <text:p>91.5223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F;75</text:p>
          </table:table-cell>
          <table:table-cell office:value-type="string" calcext:value-type="string">
            <text:p>2A:00:6D:33:2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7.1897" calcext:value-type="float">
            <text:p>27.1897</text:p>
          </table:table-cell>
          <table:table-cell office:value-type="float" office:value="94.7513" calcext:value-type="float">
            <text:p>94.7513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3;77</text:p>
          </table:table-cell>
          <table:table-cell office:value-type="string" calcext:value-type="string">
            <text:p>2A:00:6D:AA:F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5.5303" calcext:value-type="float">
            <text:p>15.5303</text:p>
          </table:table-cell>
          <table:table-cell office:value-type="float" office:value="93.5694" calcext:value-type="float">
            <text:p>93.5694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5;79</text:p>
          </table:table-cell>
          <table:table-cell office:value-type="string" calcext:value-type="string">
            <text:p>2A:00:6D:66:2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.4284" calcext:value-type="float">
            <text:p>6.4284</text:p>
          </table:table-cell>
          <table:table-cell office:value-type="float" office:value="81.7987" calcext:value-type="float">
            <text:p>81.7987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7;7B</text:p>
          </table:table-cell>
          <table:table-cell office:value-type="string" calcext:value-type="string">
            <text:p>2A:00:6D:2C:1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</text:p>
          </table:table-cell>
          <table:table-cell office:value-type="float" office:value="2.9716" calcext:value-type="float">
            <text:p>2.9716</text:p>
          </table:table-cell>
          <table:table-cell office:value-type="float" office:value="75.0195" calcext:value-type="float">
            <text:p>75.0195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9;7D</text:p>
          </table:table-cell>
          <table:table-cell office:value-type="string" calcext:value-type="string">
            <text:p>2A:00:6D:B1:3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D</text:p>
          </table:table-cell>
          <table:table-cell office:value-type="float" office:value="2.799" calcext:value-type="float">
            <text:p>2.799</text:p>
          </table:table-cell>
          <table:table-cell office:value-type="float" office:value="63.3497" calcext:value-type="float">
            <text:p>63.349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B;7F</text:p>
          </table:table-cell>
          <table:table-cell office:value-type="string" calcext:value-type="string">
            <text:p>2A:00:6C:F7:E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</text:p>
          </table:table-cell>
          <table:table-cell office:value-type="float" office:value="2.7236" calcext:value-type="float">
            <text:p>2.7236</text:p>
          </table:table-cell>
          <table:table-cell office:value-type="float" office:value="51.6483" calcext:value-type="float">
            <text:p>51.6483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D;80</text:p>
          </table:table-cell>
          <table:table-cell office:value-type="string" calcext:value-type="string">
            <text:p>2A:00:6D:A7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38.6832" calcext:value-type="float">
            <text:p>38.6832</text:p>
          </table:table-cell>
          <table:table-cell office:value-type="float" office:value="91.0206" calcext:value-type="float">
            <text:p>91.0206</text:p>
          </table:table-cell>
          <table:table-cell office:value-type="string" calcext:value-type="string">
            <text:p>U-45;1-8</text:p>
          </table:table-cell>
          <table:table-cell table:style-name="ce5" office:value-type="string" calcext:value-type="string">
            <text:p>5F;63</text:p>
          </table:table-cell>
          <table:table-cell table:style-name="ce7" office:value-type="string" calcext:value-type="string">
            <text:p>2A:00:6D:A6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26.8547" calcext:value-type="float">
            <text:p>26.8547</text:p>
          </table:table-cell>
          <table:table-cell office:value-type="float" office:value="91.4575" calcext:value-type="float">
            <text:p>91.4575</text:p>
          </table:table-cell>
          <table:table-cell office:value-type="string" calcext:value-type="string">
            <text:p>U-46;1-14</text:p>
          </table:table-cell>
          <table:table-cell table:style-name="ce5" office:value-type="string" calcext:value-type="string">
            <text:p>61;65</text:p>
          </table:table-cell>
          <table:table-cell table:style-name="ce7" office:value-type="string" calcext:value-type="string">
            <text:p>2A:00:6D:1F:0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15.9338" calcext:value-type="float">
            <text:p>15.9338</text:p>
          </table:table-cell>
          <table:table-cell office:value-type="float" office:value="88.5165" calcext:value-type="float">
            <text:p>88.5165</text:p>
          </table:table-cell>
          <table:table-cell office:value-type="string" calcext:value-type="string">
            <text:p>U-46;1-14</text:p>
          </table:table-cell>
          <table:table-cell table:style-name="ce5" office:value-type="string" calcext:value-type="string">
            <text:p>63;67</text:p>
          </table:table-cell>
          <table:table-cell table:style-name="ce7" office:value-type="string" calcext:value-type="string">
            <text:p>2A:00:6C:FC:F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8.5" calcext:value-type="float">
            <text:p>8.5</text:p>
          </table:table-cell>
          <table:table-cell office:value-type="float" office:value="79.875" calcext:value-type="float">
            <text:p>79.875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5;69</text:p>
          </table:table-cell>
          <table:table-cell table:style-name="ce7" office:value-type="string" calcext:value-type="string">
            <text:p>2A:00:6D:B4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.3352" calcext:value-type="float">
            <text:p>6.3352</text:p>
          </table:table-cell>
          <table:table-cell office:value-type="float" office:value="68.6133" calcext:value-type="float">
            <text:p>68.6133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7;6B</text:p>
          </table:table-cell>
          <table:table-cell table:style-name="ce7" office:value-type="string" calcext:value-type="string">
            <text:p>2A:00:6D:BD:A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B</text:p>
          </table:table-cell>
          <table:table-cell office:value-type="float" office:value="6.2667" calcext:value-type="float">
            <text:p>6.2667</text:p>
          </table:table-cell>
          <table:table-cell office:value-type="float" office:value="57.3338" calcext:value-type="float">
            <text:p>57.3338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9;6D</text:p>
          </table:table-cell>
          <table:table-cell table:style-name="ce7" office:value-type="string" calcext:value-type="string">
            <text:p>2A:00:6D:4D:C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D</text:p>
          </table:table-cell>
          <table:table-cell office:value-type="float" office:value="6.3125" calcext:value-type="float">
            <text:p>6.312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U-50;4-14</text:p>
          </table:table-cell>
          <table:table-cell table:style-name="ce5" office:value-type="string" calcext:value-type="string">
            <text:p>6B;6F</text:p>
          </table:table-cell>
          <table:table-cell table:style-name="ce7" office:value-type="string" calcext:value-type="string">
            <text:p>2A:00:6D:BF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F</text:p>
          </table:table-cell>
          <table:table-cell office:value-type="float" office:value="6.285" calcext:value-type="float">
            <text:p>6.285</text:p>
          </table:table-cell>
          <table:table-cell office:value-type="float" office:value="33.3249" calcext:value-type="float">
            <text:p>33.3249</text:p>
          </table:table-cell>
          <table:table-cell office:value-type="string" calcext:value-type="string">
            <text:p>U-51;4-15</text:p>
          </table:table-cell>
          <table:table-cell table:style-name="ce5" office:value-type="string" calcext:value-type="string">
            <text:p>6D;71;172</text:p>
          </table:table-cell>
          <table:table-cell table:style-name="ce7" office:value-type="string" calcext:value-type="string">
            <text:p>2A:00:6D:65:2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.1265" calcext:value-type="float">
            <text:p>7.1265</text:p>
          </table:table-cell>
          <table:table-cell office:value-type="float" office:value="20.896" calcext:value-type="float">
            <text:p>20.896</text:p>
          </table:table-cell>
          <table:table-cell office:value-type="string" calcext:value-type="string">
            <text:p>U-52;4-16</text:p>
          </table:table-cell>
          <table:table-cell table:style-name="ce5" office:value-type="string" calcext:value-type="string">
            <text:p>6F;00</text:p>
          </table:table-cell>
          <table:table-cell table:style-name="ce7" office:value-type="string" calcext:value-type="string">
            <text:p>2A:00:6D:70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</text:p>
          </table:table-cell>
          <table:table-cell office:value-type="float" office:value="10.9523" calcext:value-type="float">
            <text:p>10.9523</text:p>
          </table:table-cell>
          <table:table-cell office:value-type="float" office:value="14.4267" calcext:value-type="float">
            <text:p>14.4267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71;02</text:p>
          </table:table-cell>
          <table:table-cell table:style-name="ce7" office:value-type="string" calcext:value-type="string">
            <text:p>2A:00:6D:73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2</text:p>
          </table:table-cell>
          <table:table-cell office:value-type="float" office:value="20.8428" calcext:value-type="float">
            <text:p>20.8428</text:p>
          </table:table-cell>
          <table:table-cell office:value-type="float" office:value="8.9774" calcext:value-type="float">
            <text:p>8.9774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00;04</text:p>
          </table:table-cell>
          <table:table-cell table:style-name="ce7" office:value-type="string" calcext:value-type="string">
            <text:p>2A:00:6D:9E:F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4</text:p>
          </table:table-cell>
          <table:table-cell office:value-type="float" office:value="32.8253" calcext:value-type="float">
            <text:p>32.8253</text:p>
          </table:table-cell>
          <table:table-cell office:value-type="float" office:value="8.2073" calcext:value-type="float">
            <text:p>8.2073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02;06</text:p>
          </table:table-cell>
          <table:table-cell table:style-name="ce7" office:value-type="string" calcext:value-type="string">
            <text:p>2A:00:6D:B7:B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6</text:p>
          </table:table-cell>
          <table:table-cell office:value-type="float" office:value="43.8501" calcext:value-type="float">
            <text:p>43.8501</text:p>
          </table:table-cell>
          <table:table-cell office:value-type="float" office:value="11.2571" calcext:value-type="float">
            <text:p>11.2571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4;08</text:p>
          </table:table-cell>
          <table:table-cell table:style-name="ce7" office:value-type="string" calcext:value-type="string">
            <text:p>2A:00:6D:10:9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8</text:p>
          </table:table-cell>
          <table:table-cell office:value-type="float" office:value="51.5015" calcext:value-type="float">
            <text:p>51.5015</text:p>
          </table:table-cell>
          <table:table-cell office:value-type="float" office:value="19.8673" calcext:value-type="float">
            <text:p>19.8673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6;0A</text:p>
          </table:table-cell>
          <table:table-cell table:style-name="ce7" office:value-type="string" calcext:value-type="string">
            <text:p>2A:00:6D:2A:3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A</text:p>
          </table:table-cell>
          <table:table-cell office:value-type="float" office:value="52.77" calcext:value-type="float">
            <text:p>52.77</text:p>
          </table:table-cell>
          <table:table-cell office:value-type="float" office:value="31.7765" calcext:value-type="float">
            <text:p>31.7765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8;0C</text:p>
          </table:table-cell>
          <table:table-cell table:style-name="ce7" office:value-type="string" calcext:value-type="string">
            <text:p>2A:00:6D:51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C</text:p>
          </table:table-cell>
          <table:table-cell office:value-type="float" office:value="52.7266" calcext:value-type="float">
            <text:p>52.7266</text:p>
          </table:table-cell>
          <table:table-cell office:value-type="float" office:value="43.4798" calcext:value-type="float">
            <text:p>43.4798</text:p>
          </table:table-cell>
          <table:table-cell office:value-type="string" calcext:value-type="string">
            <text:p>U-59;3-15</text:p>
          </table:table-cell>
          <table:table-cell table:style-name="ce5" office:value-type="string" calcext:value-type="string">
            <text:p>0A;0E</text:p>
          </table:table-cell>
          <table:table-cell table:style-name="ce7" office:value-type="string" calcext:value-type="string">
            <text:p>2A:00:6D:BD:B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E</text:p>
          </table:table-cell>
          <table:table-cell office:value-type="float" office:value="52.5441" calcext:value-type="float">
            <text:p>52.5441</text:p>
          </table:table-cell>
          <table:table-cell office:value-type="float" office:value="55.355" calcext:value-type="float">
            <text:p>55.35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C;10;145</text:p>
          </table:table-cell>
          <table:table-cell table:style-name="ce7" office:value-type="string" calcext:value-type="string">
            <text:p>2A:00:6D:37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52.3037" calcext:value-type="float">
            <text:p>52.3037</text:p>
          </table:table-cell>
          <table:table-cell office:value-type="float" office:value="67.0172" calcext:value-type="float">
            <text:p>67.0172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E;12</text:p>
          </table:table-cell>
          <table:table-cell table:style-name="ce7" office:value-type="string" calcext:value-type="string">
            <text:p>2A:00:6D:AA:D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54.7675" calcext:value-type="float">
            <text:p>54.7675</text:p>
          </table:table-cell>
          <table:table-cell office:value-type="float" office:value="78.4841" calcext:value-type="float">
            <text:p>78.4841</text:p>
          </table:table-cell>
          <table:table-cell office:value-type="string" calcext:value-type="string">
            <text:p>1-3</text:p>
          </table:table-cell>
          <table:table-cell table:style-name="ce5" office:value-type="string" calcext:value-type="string">
            <text:p>10;14</text:p>
          </table:table-cell>
          <table:table-cell table:style-name="ce7" office:value-type="string" calcext:value-type="string">
            <text:p>2A:00:6D:25:1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63.4074" calcext:value-type="float">
            <text:p>63.4074</text:p>
          </table:table-cell>
          <table:table-cell office:value-type="float" office:value="85.7616" calcext:value-type="float">
            <text:p>85.7616</text:p>
          </table:table-cell>
          <table:table-cell office:value-type="string" calcext:value-type="string">
            <text:p>1-3</text:p>
          </table:table-cell>
          <table:table-cell table:style-name="ce5" office:value-type="string" calcext:value-type="string">
            <text:p>12;16</text:p>
          </table:table-cell>
          <table:table-cell table:style-name="ce7" office:value-type="string" calcext:value-type="string">
            <text:p>2A:00:6D:A6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74.8203" calcext:value-type="float">
            <text:p>74.8203</text:p>
          </table:table-cell>
          <table:table-cell office:value-type="float" office:value="86.8247" calcext:value-type="float">
            <text:p>86.8247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4;18;D1</text:p>
          </table:table-cell>
          <table:table-cell table:style-name="ce7" office:value-type="string" calcext:value-type="string">
            <text:p>2A:00:6D:1C:3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86.756" calcext:value-type="float">
            <text:p>86.756</text:p>
          </table:table-cell>
          <table:table-cell office:value-type="float" office:value="86.7581" calcext:value-type="float">
            <text:p>86.7581</text:p>
          </table:table-cell>
          <table:table-cell office:value-type="string" calcext:value-type="string">
            <text:p>4-1</text:p>
          </table:table-cell>
          <table:table-cell table:style-name="ce5" office:value-type="string" calcext:value-type="string">
            <text:p>16;1A</text:p>
          </table:table-cell>
          <table:table-cell table:style-name="ce7" office:value-type="string" calcext:value-type="string">
            <text:p>2A:00:6D:2A:3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A</text:p>
          </table:table-cell>
          <table:table-cell office:value-type="float" office:value="98.3718" calcext:value-type="float">
            <text:p>98.3718</text:p>
          </table:table-cell>
          <table:table-cell office:value-type="float" office:value="86.9057" calcext:value-type="float">
            <text:p>86.9057</text:p>
          </table:table-cell>
          <table:table-cell office:value-type="string" calcext:value-type="string">
            <text:p>U-32;6-6</text:p>
          </table:table-cell>
          <table:table-cell table:style-name="ce5" office:value-type="string" calcext:value-type="string">
            <text:p>18;1C</text:p>
          </table:table-cell>
          <table:table-cell table:style-name="ce7" office:value-type="string" calcext:value-type="string">
            <text:p>2A:00:6D:03:C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C</text:p>
          </table:table-cell>
          <table:table-cell office:value-type="float" office:value="110.2126" calcext:value-type="float">
            <text:p>110.2126</text:p>
          </table:table-cell>
          <table:table-cell office:value-type="float" office:value="86.9567" calcext:value-type="float">
            <text:p>86.9567</text:p>
          </table:table-cell>
          <table:table-cell office:value-type="string" calcext:value-type="string">
            <text:p>U-32;6-6</text:p>
          </table:table-cell>
          <table:table-cell table:style-name="ce5" office:value-type="string" calcext:value-type="string">
            <text:p>1A;1E</text:p>
          </table:table-cell>
          <table:table-cell table:style-name="ce7" office:value-type="string" calcext:value-type="string">
            <text:p>2A:00:6D:00:9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E</text:p>
          </table:table-cell>
          <table:table-cell office:value-type="float" office:value="121.8242" calcext:value-type="float">
            <text:p>121.8242</text:p>
          </table:table-cell>
          <table:table-cell office:value-type="float" office:value="87.071" calcext:value-type="float">
            <text:p>87.071</text:p>
          </table:table-cell>
          <table:table-cell office:value-type="string" calcext:value-type="string">
            <text:p>U-23;8-13</text:p>
          </table:table-cell>
          <table:table-cell table:style-name="ce5" office:value-type="string" calcext:value-type="string">
            <text:p>1C;20</text:p>
          </table:table-cell>
          <table:table-cell table:style-name="ce7" office:value-type="string" calcext:value-type="string">
            <text:p>2A:00:6D:73:4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133.758" calcext:value-type="float">
            <text:p>133.758</text:p>
          </table:table-cell>
          <table:table-cell office:value-type="float" office:value="86.7235" calcext:value-type="float">
            <text:p>86.7235</text:p>
          </table:table-cell>
          <table:table-cell office:value-type="string" calcext:value-type="string">
            <text:p>U-23;8-13</text:p>
          </table:table-cell>
          <table:table-cell table:style-name="ce5" office:value-type="string" calcext:value-type="string">
            <text:p>1E;22;D5</text:p>
          </table:table-cell>
          <table:table-cell table:style-name="ce7" office:value-type="string" calcext:value-type="string">
            <text:p>2A:00:6D:81:6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145.2101" calcext:value-type="float">
            <text:p>145.2101</text:p>
          </table:table-cell>
          <table:table-cell office:value-type="float" office:value="86.9367" calcext:value-type="float">
            <text:p>86.9367</text:p>
          </table:table-cell>
          <table:table-cell office:value-type="string" calcext:value-type="string">
            <text:p>U-25;8-16</text:p>
          </table:table-cell>
          <table:table-cell table:style-name="ce5" office:value-type="string" calcext:value-type="string">
            <text:p>20;24</text:p>
          </table:table-cell>
          <table:table-cell table:style-name="ce7" office:value-type="string" calcext:value-type="string">
            <text:p>2A:00:6D:76:8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156.3875" calcext:value-type="float">
            <text:p>156.3875</text:p>
          </table:table-cell>
          <table:table-cell office:value-type="float" office:value="83.6515" calcext:value-type="float">
            <text:p>83.6515</text:p>
          </table:table-cell>
          <table:table-cell office:value-type="string" calcext:value-type="string">
            <text:p>1-4</text:p>
          </table:table-cell>
          <table:table-cell table:style-name="ce5" office:value-type="string" calcext:value-type="string">
            <text:p>22;26</text:p>
          </table:table-cell>
          <table:table-cell table:style-name="ce7" office:value-type="string" calcext:value-type="string">
            <text:p>2A:00:6D:33:4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float" office:value="163.3942" calcext:value-type="float">
            <text:p>163.3942</text:p>
          </table:table-cell>
          <table:table-cell office:value-type="float" office:value="74.5228" calcext:value-type="float">
            <text:p>74.5228</text:p>
          </table:table-cell>
          <table:table-cell office:value-type="string" calcext:value-type="string">
            <text:p>1-4</text:p>
          </table:table-cell>
          <table:table-cell table:style-name="ce5" office:value-type="string" calcext:value-type="string">
            <text:p>24;28</text:p>
          </table:table-cell>
          <table:table-cell table:style-name="ce7" office:value-type="string" calcext:value-type="string">
            <text:p>2A:00:6D:97:D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float" office:value="164.5122" calcext:value-type="float">
            <text:p>164.5122</text:p>
          </table:table-cell>
          <table:table-cell office:value-type="float" office:value="63.0587" calcext:value-type="float">
            <text:p>63.0587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26;2A;151</text:p>
          </table:table-cell>
          <table:table-cell table:style-name="ce7" office:value-type="string" calcext:value-type="string">
            <text:p>2A:00:6D:38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A</text:p>
          </table:table-cell>
          <table:table-cell office:value-type="float" office:value="164.2892" calcext:value-type="float">
            <text:p>164.2892</text:p>
          </table:table-cell>
          <table:table-cell office:value-type="float" office:value="51.4917" calcext:value-type="float">
            <text:p>51.4917</text:p>
          </table:table-cell>
          <table:table-cell office:value-type="string" calcext:value-type="string">
            <text:p>U-8;8-3</text:p>
          </table:table-cell>
          <table:table-cell table:style-name="ce5" office:value-type="string" calcext:value-type="string">
            <text:p>28;2C;CF</text:p>
          </table:table-cell>
          <table:table-cell table:style-name="ce7" office:value-type="string" calcext:value-type="string">
            <text:p>2A:00:6D:33:3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C</text:p>
          </table:table-cell>
          <table:table-cell office:value-type="float" office:value="164.0683" calcext:value-type="float">
            <text:p>164.0683</text:p>
          </table:table-cell>
          <table:table-cell office:value-type="float" office:value="39.5559" calcext:value-type="float">
            <text:p>39.5559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A;2E</text:p>
          </table:table-cell>
          <table:table-cell table:style-name="ce7" office:value-type="string" calcext:value-type="string">
            <text:p>2A:00:6D:97:C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E</text:p>
          </table:table-cell>
          <table:table-cell office:value-type="float" office:value="163.6738" calcext:value-type="float">
            <text:p>163.6738</text:p>
          </table:table-cell>
          <table:table-cell office:value-type="float" office:value="27.5903" calcext:value-type="float">
            <text:p>27.5903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C;30</text:p>
          </table:table-cell>
          <table:table-cell table:style-name="ce7" office:value-type="string" calcext:value-type="string">
            <text:p>2A:00:6D:91:B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166.2583" calcext:value-type="float">
            <text:p>166.2583</text:p>
          </table:table-cell>
          <table:table-cell office:value-type="float" office:value="16.4134" calcext:value-type="float">
            <text:p>16.4134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E;32</text:p>
          </table:table-cell>
          <table:table-cell table:style-name="ce7" office:value-type="string" calcext:value-type="string">
            <text:p>2A:00:6D:29:F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174.9977" calcext:value-type="float">
            <text:p>174.9977</text:p>
          </table:table-cell>
          <table:table-cell office:value-type="float" office:value="8.8902" calcext:value-type="float">
            <text:p>8.8902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0;34</text:p>
          </table:table-cell>
          <table:table-cell table:style-name="ce7" office:value-type="string" calcext:value-type="string">
            <text:p>2A:00:6D:89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186.319" calcext:value-type="float">
            <text:p>186.319</text:p>
          </table:table-cell>
          <table:table-cell office:value-type="float" office:value="7.5144" calcext:value-type="float">
            <text:p>7.5144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2;36</text:p>
          </table:table-cell>
          <table:table-cell table:style-name="ce7" office:value-type="string" calcext:value-type="string">
            <text:p>2A:00:6D:07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float" office:value="198.0231" calcext:value-type="float">
            <text:p>198.0231</text:p>
          </table:table-cell>
          <table:table-cell office:value-type="float" office:value="8.8643" calcext:value-type="float">
            <text:p>8.8643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4;38</text:p>
          </table:table-cell>
          <table:table-cell table:style-name="ce7" office:value-type="string" calcext:value-type="string">
            <text:p>2A:00:6D:3B:B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float" office:value="206.7591" calcext:value-type="float">
            <text:p>206.7591</text:p>
          </table:table-cell>
          <table:table-cell office:value-type="float" office:value="16.5156" calcext:value-type="float">
            <text:p>16.5156</text:p>
          </table:table-cell>
          <table:table-cell office:value-type="string" calcext:value-type="string">
            <text:p>U-13;7-8</text:p>
          </table:table-cell>
          <table:table-cell table:style-name="ce5" office:value-type="string" calcext:value-type="string">
            <text:p>36;3A</text:p>
          </table:table-cell>
          <table:table-cell table:style-name="ce7" office:value-type="string" calcext:value-type="string">
            <text:p>2A:00:6D:86:4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A</text:p>
          </table:table-cell>
          <table:table-cell office:value-type="float" office:value="209.3249" calcext:value-type="float">
            <text:p>209.3249</text:p>
          </table:table-cell>
          <table:table-cell office:value-type="float" office:value="27.9677" calcext:value-type="float">
            <text:p>27.9677</text:p>
          </table:table-cell>
          <table:table-cell office:value-type="string" calcext:value-type="string">
            <text:p>U-16;7-5</text:p>
          </table:table-cell>
          <table:table-cell table:style-name="ce5" office:value-type="string" calcext:value-type="string">
            <text:p>38;3C</text:p>
          </table:table-cell>
          <table:table-cell table:style-name="ce7" office:value-type="string" calcext:value-type="string">
            <text:p>2A:00:6D:0B:1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C</text:p>
          </table:table-cell>
          <table:table-cell office:value-type="float" office:value="209.6321" calcext:value-type="float">
            <text:p>209.6321</text:p>
          </table:table-cell>
          <table:table-cell office:value-type="float" office:value="39.5709" calcext:value-type="float">
            <text:p>39.5709</text:p>
          </table:table-cell>
          <table:table-cell office:value-type="string" calcext:value-type="string">
            <text:p>U-17;7-7</text:p>
          </table:table-cell>
          <table:table-cell table:style-name="ce5" office:value-type="string" calcext:value-type="string">
            <text:p>3A;3E;176</text:p>
          </table:table-cell>
          <table:table-cell table:style-name="ce7" office:value-type="string" calcext:value-type="string">
            <text:p>2A:00:6D:0D:8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E</text:p>
          </table:table-cell>
          <table:table-cell office:value-type="float" office:value="209.6596" calcext:value-type="float">
            <text:p>209.6596</text:p>
          </table:table-cell>
          <table:table-cell office:value-type="float" office:value="51.4829" calcext:value-type="float">
            <text:p>51.4829</text:p>
          </table:table-cell>
          <table:table-cell office:value-type="string" calcext:value-type="string">
            <text:p>U-17;7-7</text:p>
          </table:table-cell>
          <table:table-cell table:style-name="ce5" office:value-type="string" calcext:value-type="string">
            <text:p>3C;40</text:p>
          </table:table-cell>
          <table:table-cell table:style-name="ce7" office:value-type="string" calcext:value-type="string">
            <text:p>2A:00:6D:8F:8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209.6682" calcext:value-type="float">
            <text:p>209.6682</text:p>
          </table:table-cell>
          <table:table-cell office:value-type="float" office:value="62.8841" calcext:value-type="float">
            <text:p>62.8841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3E;42</text:p>
          </table:table-cell>
          <table:table-cell table:style-name="ce7" office:value-type="string" calcext:value-type="string">
            <text:p>2A:00:6D:08:3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float" office:value="209.6942" calcext:value-type="float">
            <text:p>209.6942</text:p>
          </table:table-cell>
          <table:table-cell office:value-type="float" office:value="74.7649" calcext:value-type="float">
            <text:p>74.7649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40;44</text:p>
          </table:table-cell>
          <table:table-cell table:style-name="ce7" office:value-type="string" calcext:value-type="string">
            <text:p>2A:00:6D:58:5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float" office:value="205.0329" calcext:value-type="float">
            <text:p>205.0329</text:p>
          </table:table-cell>
          <table:table-cell office:value-type="float" office:value="85.0533" calcext:value-type="float">
            <text:p>85.0533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42;46</text:p>
          </table:table-cell>
          <table:table-cell table:style-name="ce7" office:value-type="string" calcext:value-type="string">
            <text:p>2A:00:6D:93:7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float" office:value="194.6859" calcext:value-type="float">
            <text:p>194.6859</text:p>
          </table:table-cell>
          <table:table-cell office:value-type="float" office:value="90.518" calcext:value-type="float">
            <text:p>90.518</text:p>
          </table:table-cell>
          <table:table-cell office:value-type="string" calcext:value-type="string">
            <text:p>U-19;8-11</text:p>
          </table:table-cell>
          <table:table-cell table:style-name="ce5" office:value-type="string" calcext:value-type="string">
            <text:p>44;48</text:p>
          </table:table-cell>
          <table:table-cell table:style-name="ce7" office:value-type="string" calcext:value-type="string">
            <text:p>2A:00:6D:3A:A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182.7059" calcext:value-type="float">
            <text:p>182.7059</text:p>
          </table:table-cell>
          <table:table-cell office:value-type="float" office:value="90.6629" calcext:value-type="float">
            <text:p>90.6629</text:p>
          </table:table-cell>
          <table:table-cell office:value-type="string" calcext:value-type="string">
            <text:p>U-19;8-11</text:p>
          </table:table-cell>
          <table:table-cell table:style-name="ce5" office:value-type="string" calcext:value-type="string">
            <text:p>46;49</text:p>
          </table:table-cell>
          <table:table-cell table:style-name="ce7" office:value-type="string" calcext:value-type="string">
            <text:p>2A:00:6D:5A:D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office:value-type="float" office:value="177.368" calcext:value-type="float">
            <text:p>177.368</text:p>
          </table:table-cell>
          <table:table-cell office:value-type="float" office:value="90.268" calcext:value-type="float">
            <text:p>90.268</text:p>
          </table:table-cell>
          <table:table-cell table:style-name="ce6" office:value-type="string" calcext:value-type="string">
            <text:p>U-4;5-2</text:p>
          </table:table-cell>
          <table:table-cell table:style-name="ce5" office:value-type="string" calcext:value-type="string">
            <text:p>48;4B</text:p>
          </table:table-cell>
          <table:table-cell table:style-name="ce7" office:value-type="string" calcext:value-type="string">
            <text:p>2A:00:6D:BD:F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office:value-type="float" office:value="52.507" calcext:value-type="float">
            <text:p>52.507</text:p>
          </table:table-cell>
          <table:table-cell office:value-type="float" office:value="66.775" calcext:value-type="float">
            <text:p>66.77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E;146</text:p>
          </table:table-cell>
          <table:table-cell office:value-type="string" calcext:value-type="string">
            <text:p>2A:00:6D:9D:E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office:value-type="float" office:value="56.759" calcext:value-type="float">
            <text:p>56.759</text:p>
          </table:table-cell>
          <table:table-cell office:value-type="float" office:value="77.895" calcext:value-type="float">
            <text:p>77.89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145;147</text:p>
          </table:table-cell>
          <table:table-cell office:value-type="string" calcext:value-type="string">
            <text:p>2A:00:6D:0F:A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office:value-type="float" office:value="67.077" calcext:value-type="float">
            <text:p>67.077</text:p>
          </table:table-cell>
          <table:table-cell office:value-type="float" office:value="82.851" calcext:value-type="float">
            <text:p>82.851</text:p>
          </table:table-cell>
          <table:table-cell office:value-type="string" calcext:value-type="string">
            <text:p>U-35;1-6</text:p>
          </table:table-cell>
          <table:table-cell table:style-name="ce5" office:value-type="string" calcext:value-type="string">
            <text:p>146;148;152</text:p>
          </table:table-cell>
          <table:table-cell office:value-type="string" calcext:value-type="string">
            <text:p>2A:00:6D:90:2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office:value-type="float" office:value="78.877" calcext:value-type="float">
            <text:p>78.877</text:p>
          </table:table-cell>
          <table:table-cell office:value-type="float" office:value="83.531" calcext:value-type="float">
            <text:p>83.53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147;149</text:p>
          </table:table-cell>
          <table:table-cell office:value-type="string" calcext:value-type="string">
            <text:p>2A:00:6C:EC:7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office:value-type="float" office:value="90.807" calcext:value-type="float">
            <text:p>90.807</text:p>
          </table:table-cell>
          <table:table-cell office:value-type="float" office:value="83.411" calcext:value-type="float">
            <text:p>83.41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148;14A</text:p>
          </table:table-cell>
          <table:table-cell office:value-type="string" calcext:value-type="string">
            <text:p>2A:00:6D:BA:1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A</text:p>
          </table:table-cell>
          <table:table-cell office:value-type="float" office:value="102.657" calcext:value-type="float">
            <text:p>102.657</text:p>
          </table:table-cell>
          <table:table-cell office:value-type="float" office:value="83.34" calcext:value-type="float">
            <text:p>83.34</text:p>
          </table:table-cell>
          <table:table-cell office:value-type="string" calcext:value-type="string">
            <text:p>6-7</text:p>
          </table:table-cell>
          <table:table-cell table:style-name="ce5" office:value-type="string" calcext:value-type="string">
            <text:p>149;14B</text:p>
          </table:table-cell>
          <table:table-cell office:value-type="string" calcext:value-type="string">
            <text:p>2A:00:6D:38:1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B</text:p>
          </table:table-cell>
          <table:table-cell office:value-type="float" office:value="114.644" calcext:value-type="float">
            <text:p>114.644</text:p>
          </table:table-cell>
          <table:table-cell office:value-type="float" office:value="83.244" calcext:value-type="float">
            <text:p>83.244</text:p>
          </table:table-cell>
          <table:table-cell office:value-type="string" calcext:value-type="string">
            <text:p>6-7</text:p>
          </table:table-cell>
          <table:table-cell table:style-name="ce5" office:value-type="string" calcext:value-type="string">
            <text:p>14A;14C</text:p>
          </table:table-cell>
          <table:table-cell office:value-type="string" calcext:value-type="string">
            <text:p>2A:00:6D:BA:0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C</text:p>
          </table:table-cell>
          <table:table-cell office:value-type="float" office:value="126.649" calcext:value-type="float">
            <text:p>126.649</text:p>
          </table:table-cell>
          <table:table-cell office:value-type="float" office:value="83.181" calcext:value-type="float">
            <text:p>83.181</text:p>
          </table:table-cell>
          <table:table-cell office:value-type="string" calcext:value-type="string">
            <text:p>6-2</text:p>
          </table:table-cell>
          <table:table-cell table:style-name="ce5" office:value-type="string" calcext:value-type="string">
            <text:p>14B;14D</text:p>
          </table:table-cell>
          <table:table-cell office:value-type="string" calcext:value-type="string">
            <text:p>2A:00:6D:5D:3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D</text:p>
          </table:table-cell>
          <table:table-cell office:value-type="float" office:value="138.471" calcext:value-type="float">
            <text:p>138.471</text:p>
          </table:table-cell>
          <table:table-cell office:value-type="float" office:value="82.856" calcext:value-type="float">
            <text:p>82.856</text:p>
          </table:table-cell>
          <table:table-cell office:value-type="string" calcext:value-type="string">
            <text:p>6-2</text:p>
          </table:table-cell>
          <table:table-cell table:style-name="ce5" office:value-type="string" calcext:value-type="string">
            <text:p>14C;158</text:p>
          </table:table-cell>
          <table:table-cell office:value-type="string" calcext:value-type="string">
            <text:p>2A:00:6D:7D:2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3">
          <table:table-cell table:style-name="ce2" office:value-type="float" office:value="158" calcext:value-type="float">
            <text:p>158</text:p>
          </table:table-cell>
          <table:table-cell office:value-type="float" office:value="142.669" calcext:value-type="float">
            <text:p>142.669</text:p>
          </table:table-cell>
          <table:table-cell office:value-type="float" office:value="83.054" calcext:value-type="float">
            <text:p>83.054</text:p>
          </table:table-cell>
          <table:table-cell table:style-name="ce6" office:value-type="string" calcext:value-type="string">
            <text:p>U-26;8-15</text:p>
          </table:table-cell>
          <table:table-cell table:style-name="ce5" office:value-type="string" calcext:value-type="string">
            <text:p>14D;14E</text:p>
          </table:table-cell>
          <table:table-cell office:value-type="string" calcext:value-type="string">
            <text:p>2A:00:6D:8A:8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14E</text:p>
          </table:table-cell>
          <table:table-cell office:value-type="float" office:value="150.583" calcext:value-type="float">
            <text:p>150.583</text:p>
          </table:table-cell>
          <table:table-cell office:value-type="float" office:value="82.39" calcext:value-type="float">
            <text:p>82.39</text:p>
          </table:table-cell>
          <table:table-cell table:style-name="ce6" office:value-type="string" calcext:value-type="string">
            <text:p>U-26;8-15</text:p>
          </table:table-cell>
          <table:table-cell table:style-name="ce5" office:value-type="string" calcext:value-type="string">
            <text:p>14F;158;159</text:p>
          </table:table-cell>
          <table:table-cell office:value-type="string" calcext:value-type="string">
            <text:p>2A:00:6D:C1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F</text:p>
          </table:table-cell>
          <table:table-cell office:value-type="float" office:value="160.171" calcext:value-type="float">
            <text:p>160.171</text:p>
          </table:table-cell>
          <table:table-cell office:value-type="float" office:value="77.049" calcext:value-type="float">
            <text:p>77.049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4E;150</text:p>
          </table:table-cell>
          <table:table-cell office:value-type="string" calcext:value-type="string">
            <text:p>2A:00:6C:F7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office:value-type="float" office:value="161.719" calcext:value-type="float">
            <text:p>161.719</text:p>
          </table:table-cell>
          <table:table-cell office:value-type="float" office:value="74.607" calcext:value-type="float">
            <text:p>74.607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4F;151</text:p>
          </table:table-cell>
          <table:table-cell office:value-type="string" calcext:value-type="string">
            <text:p>2A:00:6D:73:9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office:value-type="float" office:value="163.526" calcext:value-type="float">
            <text:p>163.526</text:p>
          </table:table-cell>
          <table:table-cell office:value-type="float" office:value="68.522" calcext:value-type="float">
            <text:p>68.522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50;28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office:value-type="float" office:value="76.324" calcext:value-type="float">
            <text:p>76.324</text:p>
          </table:table-cell>
          <table:table-cell office:value-type="float" office:value="82.126" calcext:value-type="float">
            <text:p>82.126</text:p>
          </table:table-cell>
          <table:table-cell office:value-type="string" calcext:value-type="string">
            <text:p>U-36;1-5</text:p>
          </table:table-cell>
          <table:table-cell table:style-name="ce5" office:value-type="string" calcext:value-type="string">
            <text:p>147;153;15A</text:p>
          </table:table-cell>
          <table:table-cell office:value-type="string" calcext:value-type="string">
            <text:p>2A:00:6D:59:8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office:value-type="float" office:value="88.294" calcext:value-type="float">
            <text:p>88.294</text:p>
          </table:table-cell>
          <table:table-cell office:value-type="float" office:value="81.199" calcext:value-type="float">
            <text:p>81.199</text:p>
          </table:table-cell>
          <table:table-cell office:value-type="string" calcext:value-type="string">
            <text:p>3-3</text:p>
          </table:table-cell>
          <table:table-cell table:style-name="ce5" office:value-type="string" calcext:value-type="string">
            <text:p>152;154</text:p>
          </table:table-cell>
          <table:table-cell office:value-type="string" calcext:value-type="string">
            <text:p>2A:00:6D:9C:4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office:value-type="float" office:value="99.889" calcext:value-type="float">
            <text:p>99.889</text:p>
          </table:table-cell>
          <table:table-cell office:value-type="float" office:value="81.088" calcext:value-type="float">
            <text:p>81.088</text:p>
          </table:table-cell>
          <table:table-cell office:value-type="string" calcext:value-type="string">
            <text:p>3-2</text:p>
          </table:table-cell>
          <table:table-cell table:style-name="ce5" office:value-type="string" calcext:value-type="string">
            <text:p>153;155</text:p>
          </table:table-cell>
          <table:table-cell office:value-type="string" calcext:value-type="string">
            <text:p>2A:00:6D:11:4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office:value-type="float" office:value="111.956" calcext:value-type="float">
            <text:p>111.956</text:p>
          </table:table-cell>
          <table:table-cell office:value-type="float" office:value="81.182" calcext:value-type="float">
            <text:p>81.182</text:p>
          </table:table-cell>
          <table:table-cell office:value-type="string" calcext:value-type="string">
            <text:p>3-2</text:p>
          </table:table-cell>
          <table:table-cell table:style-name="ce5" office:value-type="string" calcext:value-type="string">
            <text:p>154;156</text:p>
          </table:table-cell>
          <table:table-cell office:value-type="string" calcext:value-type="string">
            <text:p>2A:00:6D:33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office:value-type="float" office:value="123.629" calcext:value-type="float">
            <text:p>123.629</text:p>
          </table:table-cell>
          <table:table-cell office:value-type="float" office:value="81.255" calcext:value-type="float">
            <text:p>81.255</text:p>
          </table:table-cell>
          <table:table-cell office:value-type="string" calcext:value-type="string">
            <text:p>6-3</text:p>
          </table:table-cell>
          <table:table-cell table:style-name="ce5" office:value-type="string" calcext:value-type="string">
            <text:p>155;157</text:p>
          </table:table-cell>
          <table:table-cell office:value-type="string" calcext:value-type="string">
            <text:p>2A:00:6D:96:6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office:value-type="float" office:value="134.094" calcext:value-type="float">
            <text:p>134.094</text:p>
          </table:table-cell>
          <table:table-cell office:value-type="float" office:value="80.98" calcext:value-type="float">
            <text:p>80.98</text:p>
          </table:table-cell>
          <table:table-cell office:value-type="string" calcext:value-type="string">
            <text:p>U-27</text:p>
          </table:table-cell>
          <table:table-cell table:style-name="ce5" office:value-type="string" calcext:value-type="string">
            <text:p>156;159</text:p>
          </table:table-cell>
          <table:table-cell office:value-type="string" calcext:value-type="string">
            <text:p>2A:00:6D:29:9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office:value-type="float" office:value="142.587" calcext:value-type="float">
            <text:p>142.587</text:p>
          </table:table-cell>
          <table:table-cell office:value-type="float" office:value="82.065" calcext:value-type="float">
            <text:p>82.065</text:p>
          </table:table-cell>
          <table:table-cell office:value-type="string" calcext:value-type="string">
            <text:p>U-26;8-15</text:p>
          </table:table-cell>
          <table:table-cell table:style-name="ce5" office:value-type="string" calcext:value-type="string">
            <text:p>157;14E;15F</text:p>
          </table:table-cell>
          <table:table-cell office:value-type="string" calcext:value-type="string">
            <text:p>2A:00:6D:69:B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A</text:p>
          </table:table-cell>
          <table:table-cell office:value-type="float" office:value="85.199" calcext:value-type="float">
            <text:p>85.199</text:p>
          </table:table-cell>
          <table:table-cell office:value-type="float" office:value="79.563" calcext:value-type="float">
            <text:p>79.563</text:p>
          </table:table-cell>
          <table:table-cell office:value-type="string" calcext:value-type="string">
            <text:p>U-37;4-2</text:p>
          </table:table-cell>
          <table:table-cell table:style-name="ce5" office:value-type="string" calcext:value-type="string">
            <text:p>152;15B;160</text:p>
          </table:table-cell>
          <table:table-cell office:value-type="string" calcext:value-type="string">
            <text:p>2A:00:6D:26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15B</text:p>
          </table:table-cell>
          <table:table-cell office:value-type="float" office:value="96.737" calcext:value-type="float">
            <text:p>96.737</text:p>
          </table:table-cell>
          <table:table-cell office:value-type="float" office:value="79.187" calcext:value-type="float">
            <text:p>79.187</text:p>
          </table:table-cell>
          <table:table-cell table:style-name="ce6" office:value-type="string" calcext:value-type="string">
            <text:p>3-1;6-8</text:p>
          </table:table-cell>
          <table:table-cell table:style-name="ce5" office:value-type="string" calcext:value-type="string">
            <text:p>15A;15C</text:p>
          </table:table-cell>
          <table:table-cell office:value-type="string" calcext:value-type="string">
            <text:p>2A:00:6D:80:C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15C</text:p>
          </table:table-cell>
          <table:table-cell office:value-type="float" office:value="108.505" calcext:value-type="float">
            <text:p>108.505</text:p>
          </table:table-cell>
          <table:table-cell office:value-type="float" office:value="79.375" calcext:value-type="float">
            <text:p>79.375</text:p>
          </table:table-cell>
          <table:table-cell table:style-name="ce6" office:value-type="string" calcext:value-type="string">
            <text:p>3-1;6-8</text:p>
          </table:table-cell>
          <table:table-cell table:style-name="ce5" office:value-type="string" calcext:value-type="string">
            <text:p>15B;15D</text:p>
          </table:table-cell>
          <table:table-cell office:value-type="string" calcext:value-type="string">
            <text:p>2A:00:6D:7D:A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D</text:p>
          </table:table-cell>
          <table:table-cell office:value-type="float" office:value="120.41" calcext:value-type="float">
            <text:p>120.41</text:p>
          </table:table-cell>
          <table:table-cell office:value-type="float" office:value="79.338" calcext:value-type="float">
            <text:p>79.338</text:p>
          </table:table-cell>
          <table:table-cell office:value-type="string" calcext:value-type="string">
            <text:p>6-4</text:p>
          </table:table-cell>
          <table:table-cell table:style-name="ce5" office:value-type="string" calcext:value-type="string">
            <text:p>15C;15E</text:p>
          </table:table-cell>
          <table:table-cell office:value-type="string" calcext:value-type="string">
            <text:p>2A:00:6D:7F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E</text:p>
          </table:table-cell>
          <table:table-cell office:value-type="float" office:value="128.673" calcext:value-type="float">
            <text:p>128.673</text:p>
          </table:table-cell>
          <table:table-cell office:value-type="float" office:value="79.316" calcext:value-type="float">
            <text:p>79.316</text:p>
          </table:table-cell>
          <table:table-cell office:value-type="string" calcext:value-type="string">
            <text:p>6-4</text:p>
          </table:table-cell>
          <table:table-cell table:style-name="ce5" office:value-type="string" calcext:value-type="string">
            <text:p>15D;15F</text:p>
          </table:table-cell>
          <table:table-cell office:value-type="string" calcext:value-type="string">
            <text:p>2A:00:6D:93:D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F</text:p>
          </table:table-cell>
          <table:table-cell office:value-type="float" office:value="134.309" calcext:value-type="float">
            <text:p>134.309</text:p>
          </table:table-cell>
          <table:table-cell office:value-type="float" office:value="80.183" calcext:value-type="float">
            <text:p>80.183</text:p>
          </table:table-cell>
          <table:table-cell office:value-type="string" calcext:value-type="string">
            <text:p>U-27</text:p>
          </table:table-cell>
          <table:table-cell table:style-name="ce5" office:value-type="string" calcext:value-type="string">
            <text:p>15E;159</text:p>
          </table:table-cell>
          <table:table-cell office:value-type="string" calcext:value-type="string">
            <text:p>2A:00:6D:BF:5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office:value-type="float" office:value="93.677" calcext:value-type="float">
            <text:p>93.677</text:p>
          </table:table-cell>
          <table:table-cell office:value-type="float" office:value="77.671" calcext:value-type="float">
            <text:p>77.671</text:p>
          </table:table-cell>
          <table:table-cell office:value-type="string" calcext:value-type="string">
            <text:p>U-38;5-8</text:p>
          </table:table-cell>
          <table:table-cell table:style-name="ce5" office:value-type="string" calcext:value-type="string">
            <text:p>15A;161;166</text:p>
          </table:table-cell>
          <table:table-cell office:value-type="string" calcext:value-type="string">
            <text:p>2A:00:6D:0B:6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office:value-type="float" office:value="105.694" calcext:value-type="float">
            <text:p>105.694</text:p>
          </table:table-cell>
          <table:table-cell office:value-type="float" office:value="77.099" calcext:value-type="float">
            <text:p>77.099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0;162</text:p>
          </table:table-cell>
          <table:table-cell office:value-type="string" calcext:value-type="string">
            <text:p>2A:00:6D:99:C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office:value-type="float" office:value="117.616" calcext:value-type="float">
            <text:p>117.616</text:p>
          </table:table-cell>
          <table:table-cell office:value-type="float" office:value="77.149" calcext:value-type="float">
            <text:p>77.149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1;163</text:p>
          </table:table-cell>
          <table:table-cell office:value-type="string" calcext:value-type="string">
            <text:p>2A:00:6D:92:3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office:value-type="float" office:value="129.403" calcext:value-type="float">
            <text:p>129.403</text:p>
          </table:table-cell>
          <table:table-cell office:value-type="float" office:value="77.205" calcext:value-type="float">
            <text:p>77.205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2;164</text:p>
          </table:table-cell>
          <table:table-cell office:value-type="string" calcext:value-type="string">
            <text:p>2A:00:6D:24:0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office:value-type="float" office:value="141.606" calcext:value-type="float">
            <text:p>141.606</text:p>
          </table:table-cell>
          <table:table-cell office:value-type="float" office:value="77.127" calcext:value-type="float">
            <text:p>77.127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3;165</text:p>
          </table:table-cell>
          <table:table-cell office:value-type="string" calcext:value-type="string">
            <text:p>2A:00:6D:78:7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office:value-type="float" office:value="153.258" calcext:value-type="float">
            <text:p>153.258</text:p>
          </table:table-cell>
          <table:table-cell office:value-type="float" office:value="76.939" calcext:value-type="float">
            <text:p>76.939</text:p>
          </table:table-cell>
          <table:table-cell office:value-type="string" calcext:value-type="string">
            <text:p>U-28;7-4</text:p>
          </table:table-cell>
          <table:table-cell table:style-name="ce5" office:value-type="string" calcext:value-type="string">
            <text:p>164;171</text:p>
          </table:table-cell>
          <table:table-cell office:value-type="string" calcext:value-type="string">
            <text:p>2A:00:6D:C1:2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1</text:p>
          </table:table-cell>
          <table:table-cell table:formula="of:=153.258+3" office:value-type="float" office:value="156.258" calcext:value-type="float">
            <text:p>156.258</text:p>
          </table:table-cell>
          <table:table-cell office:value-type="float" office:value="76.939" calcext:value-type="float">
            <text:p>76.939</text:p>
          </table:table-cell>
          <table:table-cell office:value-type="string" calcext:value-type="string">
            <text:p>U-28;7-4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office:value-type="float" office:value="102.04" calcext:value-type="float">
            <text:p>102.04</text:p>
          </table:table-cell>
          <table:table-cell office:value-type="float" office:value="75.684" calcext:value-type="float">
            <text:p>75.684</text:p>
          </table:table-cell>
          <table:table-cell office:value-type="string" calcext:value-type="string">
            <text:p>U-39;5-7</text:p>
          </table:table-cell>
          <table:table-cell table:style-name="ce5" office:value-type="string" calcext:value-type="string">
            <text:p>160;167;16C</text:p>
          </table:table-cell>
          <table:table-cell office:value-type="string" calcext:value-type="string">
            <text:p>2A:00:6D:6D:2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office:value-type="float" office:value="113.753" calcext:value-type="float">
            <text:p>113.753</text:p>
          </table:table-cell>
          <table:table-cell office:value-type="float" office:value="75.087" calcext:value-type="float">
            <text:p>75.087</text:p>
          </table:table-cell>
          <table:table-cell office:value-type="string" calcext:value-type="string">
            <text:p>U-41;5-6</text:p>
          </table:table-cell>
          <table:table-cell table:style-name="ce5" office:value-type="string" calcext:value-type="string">
            <text:p>166;168</text:p>
          </table:table-cell>
          <table:table-cell office:value-type="string" calcext:value-type="string">
            <text:p>2A:00:6D:6A:0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office:value-type="float" office:value="125.778" calcext:value-type="float">
            <text:p>125.778</text:p>
          </table:table-cell>
          <table:table-cell office:value-type="float" office:value="75.196" calcext:value-type="float">
            <text:p>75.196</text:p>
          </table:table-cell>
          <table:table-cell office:value-type="string" calcext:value-type="string">
            <text:p>U-41;5-6</text:p>
          </table:table-cell>
          <table:table-cell table:style-name="ce5" office:value-type="string" calcext:value-type="string">
            <text:p>167;169</text:p>
          </table:table-cell>
          <table:table-cell office:value-type="string" calcext:value-type="string">
            <text:p>2A:00:6D:26:1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office:value-type="float" office:value="137.558" calcext:value-type="float">
            <text:p>137.558</text:p>
          </table:table-cell>
          <table:table-cell office:value-type="float" office:value="75.068" calcext:value-type="float">
            <text:p>75.068</text:p>
          </table:table-cell>
          <table:table-cell office:value-type="string" calcext:value-type="string">
            <text:p>U-41;5-6</text:p>
          </table:table-cell>
          <table:table-cell table:style-name="ce5" office:value-type="string" calcext:value-type="string">
            <text:p>168;16A</text:p>
          </table:table-cell>
          <table:table-cell office:value-type="string" calcext:value-type="string">
            <text:p>2A:00:6D:C3:E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A</text:p>
          </table:table-cell>
          <table:table-cell office:value-type="float" office:value="149.38" calcext:value-type="float">
            <text:p>149.38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U-29;7-3</text:p>
          </table:table-cell>
          <table:table-cell table:style-name="ce5" office:value-type="string" calcext:value-type="string">
            <text:p>169;16B</text:p>
          </table:table-cell>
          <table:table-cell office:value-type="string" calcext:value-type="string">
            <text:p>2A:00:6C:F1:3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B</text:p>
          </table:table-cell>
          <table:table-cell table:formula="of:=149.38+7.5" office:value-type="float" office:value="156.88" calcext:value-type="float">
            <text:p>156.88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U-29;7-3</text:p>
          </table:table-cell>
          <table:table-cell table:style-name="ce5" office:value-type="string" calcext:value-type="string">
            <text:p>16A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C</text:p>
          </table:table-cell>
          <table:table-cell office:value-type="float" office:value="113.742" calcext:value-type="float">
            <text:p>113.742</text:p>
          </table:table-cell>
          <table:table-cell office:value-type="float" office:value="73.113" calcext:value-type="float">
            <text:p>73.113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6;16D</text:p>
          </table:table-cell>
          <table:table-cell office:value-type="string" calcext:value-type="string">
            <text:p>2A:00:6C:FC:6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D</text:p>
          </table:table-cell>
          <table:table-cell office:value-type="float" office:value="125.504" calcext:value-type="float">
            <text:p>125.504</text:p>
          </table:table-cell>
          <table:table-cell office:value-type="float" office:value="73.227" calcext:value-type="float">
            <text:p>73.227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C;16E</text:p>
          </table:table-cell>
          <table:table-cell office:value-type="string" calcext:value-type="string">
            <text:p>2A:00:6D:61:D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E</text:p>
          </table:table-cell>
          <table:table-cell office:value-type="float" office:value="137.176" calcext:value-type="float">
            <text:p>137.176</text:p>
          </table:table-cell>
          <table:table-cell office:value-type="float" office:value="73.391" calcext:value-type="float">
            <text:p>73.391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D;16F</text:p>
          </table:table-cell>
          <table:table-cell office:value-type="string" calcext:value-type="string">
            <text:p>2A:00:6D:32:5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F</text:p>
          </table:table-cell>
          <table:table-cell office:value-type="float" office:value="149.049" calcext:value-type="float">
            <text:p>149.049</text:p>
          </table:table-cell>
          <table:table-cell office:value-type="float" office:value="72.882" calcext:value-type="float">
            <text:p>72.882</text:p>
          </table:table-cell>
          <table:table-cell office:value-type="string" calcext:value-type="string">
            <text:p>U-30;7-2</text:p>
          </table:table-cell>
          <table:table-cell table:style-name="ce5" office:value-type="string" calcext:value-type="string">
            <text:p>16E;170</text:p>
          </table:table-cell>
          <table:table-cell office:value-type="string" calcext:value-type="string">
            <text:p>2A:00:6C:EF:B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0</text:p>
          </table:table-cell>
          <table:table-cell table:formula="of:=149.049 + (9+2/16)" office:value-type="float" office:value="158.174" calcext:value-type="float">
            <text:p>158.174</text:p>
          </table:table-cell>
          <table:table-cell office:value-type="float" office:value="72.882" calcext:value-type="float">
            <text:p>72.882</text:p>
          </table:table-cell>
          <table:table-cell office:value-type="string" calcext:value-type="string">
            <text:p>U-30;7-2</text:p>
          </table:table-cell>
          <table:table-cell table:style-name="ce5" office:value-type="string" calcext:value-type="string">
            <text:p>16F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office:value-type="float" office:value="84.46" calcext:value-type="float">
            <text:p>84.46</text:p>
          </table:table-cell>
          <table:table-cell office:value-type="float" office:value="64.451" calcext:value-type="float">
            <text:p>64.45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98;138</text:p>
          </table:table-cell>
          <table:table-cell office:value-type="string" calcext:value-type="string">
            <text:p>03:00:01:8A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office:value-type="float" office:value="96.29" calcext:value-type="float">
            <text:p>96.29</text:p>
          </table:table-cell>
          <table:table-cell office:value-type="float" office:value="63.307" calcext:value-type="float">
            <text:p>63.307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7;139</text:p>
          </table:table-cell>
          <table:table-cell office:value-type="string" calcext:value-type="string">
            <text:p>03:00:01:3B:5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office:value-type="float" office:value="108.181" calcext:value-type="float">
            <text:p>108.181</text:p>
          </table:table-cell>
          <table:table-cell office:value-type="float" office:value="63.604" calcext:value-type="float">
            <text:p>63.604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8;13A</text:p>
          </table:table-cell>
          <table:table-cell office:value-type="string" calcext:value-type="string">
            <text:p>03:00:02:4C:5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A</text:p>
          </table:table-cell>
          <table:table-cell office:value-type="float" office:value="119.952" calcext:value-type="float">
            <text:p>119.952</text:p>
          </table:table-cell>
          <table:table-cell office:value-type="float" office:value="63.812" calcext:value-type="float">
            <text:p>63.812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9;13B</text:p>
          </table:table-cell>
          <table:table-cell office:value-type="string" calcext:value-type="string">
            <text:p>03:00:01:71:8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B</text:p>
          </table:table-cell>
          <table:table-cell office:value-type="float" office:value="129.542" calcext:value-type="float">
            <text:p>129.542</text:p>
          </table:table-cell>
          <table:table-cell office:value-type="float" office:value="65.223" calcext:value-type="float">
            <text:p>65.223</text:p>
          </table:table-cell>
          <table:table-cell office:value-type="string" calcext:value-type="string">
            <text:p>5-3</text:p>
          </table:table-cell>
          <table:table-cell table:style-name="ce5" office:value-type="string" calcext:value-type="string">
            <text:p>13A;A4;13C</text:p>
          </table:table-cell>
          <table:table-cell office:value-type="string" calcext:value-type="string">
            <text:p>03:00:00:7C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13C</text:p>
          </table:table-cell>
          <table:table-cell office:value-type="float" office:value="120.324" calcext:value-type="float">
            <text:p>120.324</text:p>
          </table:table-cell>
          <table:table-cell office:value-type="float" office:value="62.541" calcext:value-type="float">
            <text:p>62.541</text:p>
          </table:table-cell>
          <table:table-cell table:style-name="ce6" office:value-type="string" calcext:value-type="string">
            <text:p>U-4;5-2</text:p>
          </table:table-cell>
          <table:table-cell table:style-name="ce5" office:value-type="string" calcext:value-type="string">
            <text:p>13B;13D;141</text:p>
          </table:table-cell>
          <table:table-cell office:value-type="string" calcext:value-type="string">
            <text:p>03:00:03:4C:6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D</text:p>
          </table:table-cell>
          <table:table-cell office:value-type="float" office:value="115.572" calcext:value-type="float">
            <text:p>115.572</text:p>
          </table:table-cell>
          <table:table-cell office:value-type="float" office:value="61.301" calcext:value-type="float">
            <text:p>61.301</text:p>
          </table:table-cell>
          <table:table-cell office:value-type="string" calcext:value-type="string">
            <text:p>4-9</text:p>
          </table:table-cell>
          <table:table-cell table:style-name="ce5" office:value-type="string" calcext:value-type="string">
            <text:p>13C;13E</text:p>
          </table:table-cell>
          <table:table-cell office:value-type="string" calcext:value-type="string">
            <text:p>03:00:02:0D:B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E</text:p>
          </table:table-cell>
          <table:table-cell office:value-type="float" office:value="96.674" calcext:value-type="float">
            <text:p>96.674</text:p>
          </table:table-cell>
          <table:table-cell office:value-type="float" office:value="61.12" calcext:value-type="float">
            <text:p>61.12</text:p>
          </table:table-cell>
          <table:table-cell office:value-type="string" calcext:value-type="string">
            <text:p>4-9</text:p>
          </table:table-cell>
          <table:table-cell table:style-name="ce5" office:value-type="string" calcext:value-type="string">
            <text:p>13D;13F</text:p>
          </table:table-cell>
          <table:table-cell office:value-type="string" calcext:value-type="string">
            <text:p>03:00:02:FE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F</text:p>
          </table:table-cell>
          <table:table-cell office:value-type="float" office:value="84.905" calcext:value-type="float">
            <text:p>84.905</text:p>
          </table:table-cell>
          <table:table-cell office:value-type="float" office:value="61.23" calcext:value-type="float">
            <text:p>61.23</text:p>
          </table:table-cell>
          <table:table-cell office:value-type="string" calcext:value-type="string">
            <text:p>3-7</text:p>
          </table:table-cell>
          <table:table-cell table:style-name="ce5" office:value-type="string" calcext:value-type="string">
            <text:p>13E;140</text:p>
          </table:table-cell>
          <table:table-cell office:value-type="string" calcext:value-type="string">
            <text:p>03:00:00:93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formula="of:=[.B227]-10.25" office:value-type="float" office:value="74.655" calcext:value-type="float">
            <text:p>74.655</text:p>
          </table:table-cell>
          <table:table-cell table:formula="of:=[.C227]" office:value-type="float" office:value="61.23" calcext:value-type="float">
            <text:p>61.23</text:p>
          </table:table-cell>
          <table:table-cell office:value-type="string" calcext:value-type="string">
            <text:p>3-7</text:p>
          </table:table-cell>
          <table:table-cell table:style-name="ce5" office:value-type="string" calcext:value-type="string">
            <text:p>13F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office:value-type="float" office:value="108.677" calcext:value-type="float">
            <text:p>108.677</text:p>
          </table:table-cell>
          <table:table-cell office:value-type="float" office:value="59.769" calcext:value-type="float">
            <text:p>59.769</text:p>
          </table:table-cell>
          <table:table-cell office:value-type="string" calcext:value-type="string">
            <text:p>4-12</text:p>
          </table:table-cell>
          <table:table-cell table:style-name="ce5" office:value-type="string" calcext:value-type="string">
            <text:p>13C;142</text:p>
          </table:table-cell>
          <table:table-cell office:value-type="string" calcext:value-type="string">
            <text:p>03:00:02:54:0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office:value-type="float" office:value="96.697" calcext:value-type="float">
            <text:p>96.697</text:p>
          </table:table-cell>
          <table:table-cell office:value-type="float" office:value="59.47" calcext:value-type="float">
            <text:p>59.47</text:p>
          </table:table-cell>
          <table:table-cell office:value-type="string" calcext:value-type="string">
            <text:p>4-12</text:p>
          </table:table-cell>
          <table:table-cell table:style-name="ce5" office:value-type="string" calcext:value-type="string">
            <text:p>141;143</text:p>
          </table:table-cell>
          <table:table-cell office:value-type="string" calcext:value-type="string">
            <text:p>03:00:01:CF:6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office:value-type="float" office:value="84.96" calcext:value-type="float">
            <text:p>84.96</text:p>
          </table:table-cell>
          <table:table-cell office:value-type="float" office:value="59.459" calcext:value-type="float">
            <text:p>59.459</text:p>
          </table:table-cell>
          <table:table-cell office:value-type="string" calcext:value-type="string">
            <text:p>3-5</text:p>
          </table:table-cell>
          <table:table-cell table:style-name="ce5" office:value-type="string" calcext:value-type="string">
            <text:p>142;144</text:p>
          </table:table-cell>
          <table:table-cell office:value-type="string" calcext:value-type="string">
            <text:p>03:00:02:DA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formula="of:=[.B231]-6.75" office:value-type="float" office:value="78.21" calcext:value-type="float">
            <text:p>78.21</text:p>
          </table:table-cell>
          <table:table-cell table:formula="of:=[.C231]" office:value-type="float" office:value="59.459" calcext:value-type="float">
            <text:p>59.459</text:p>
          </table:table-cell>
          <table:table-cell office:value-type="string" calcext:value-type="string">
            <text:p>3-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office:value-type="float" office:value="81.812" calcext:value-type="float">
            <text:p>81.812</text:p>
          </table:table-cell>
          <table:table-cell office:value-type="float" office:value="54.594" calcext:value-type="float">
            <text:p>54.594</text:p>
          </table:table-cell>
          <table:table-cell office:value-type="string" calcext:value-type="string">
            <text:p>2-5</text:p>
          </table:table-cell>
          <table:table-cell table:style-name="ce5" office:value-type="string" calcext:value-type="string">
            <text:p>FD;133</text:p>
          </table:table-cell>
          <table:table-cell office:value-type="string" calcext:value-type="string">
            <text:p>03:00:01:8A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office:value-type="float" office:value="93.567" calcext:value-type="float">
            <text:p>93.567</text:p>
          </table:table-cell>
          <table:table-cell office:value-type="float" office:value="53.55" calcext:value-type="float">
            <text:p>53.55</text:p>
          </table:table-cell>
          <table:table-cell office:value-type="string" calcext:value-type="string">
            <text:p>2-6</text:p>
          </table:table-cell>
          <table:table-cell table:style-name="ce5" office:value-type="string" calcext:value-type="string">
            <text:p>132;134</text:p>
          </table:table-cell>
          <table:table-cell office:value-type="string" calcext:value-type="string">
            <text:p>03:00:01:C6:2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office:value-type="float" office:value="105.567" calcext:value-type="float">
            <text:p>105.567</text:p>
          </table:table-cell>
          <table:table-cell office:value-type="float" office:value="53.144" calcext:value-type="float">
            <text:p>53.144</text:p>
          </table:table-cell>
          <table:table-cell office:value-type="string" calcext:value-type="string">
            <text:p>2-8</text:p>
          </table:table-cell>
          <table:table-cell table:style-name="ce5" office:value-type="string" calcext:value-type="string">
            <text:p>133;135</text:p>
          </table:table-cell>
          <table:table-cell office:value-type="string" calcext:value-type="string">
            <text:p>03:00:02:03:0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office:value-type="float" office:value="117.494" calcext:value-type="float">
            <text:p>117.494</text:p>
          </table:table-cell>
          <table:table-cell office:value-type="float" office:value="53.098" calcext:value-type="float">
            <text:p>53.098</text:p>
          </table:table-cell>
          <table:table-cell office:value-type="string" calcext:value-type="string">
            <text:p>2-10</text:p>
          </table:table-cell>
          <table:table-cell table:style-name="ce5" office:value-type="string" calcext:value-type="string">
            <text:p>134;136</text:p>
          </table:table-cell>
          <table:table-cell office:value-type="string" calcext:value-type="string">
            <text:p>03:00:00:28:8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office:value-type="float" office:value="129.428" calcext:value-type="float">
            <text:p>129.428</text:p>
          </table:table-cell>
          <table:table-cell table:style-name="ce4" office:value-type="float" office:value="53.297" calcext:value-type="float">
            <text:p>53.297</text:p>
          </table:table-cell>
          <table:table-cell office:value-type="string" calcext:value-type="string">
            <text:p>2-10</text:p>
          </table:table-cell>
          <table:table-cell table:style-name="ce5" office:value-type="string" calcext:value-type="string">
            <text:p>135;109</text:p>
          </table:table-cell>
          <table:table-cell office:value-type="string" calcext:value-type="string">
            <text:p>03:00:01:BD:E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office:value-type="float" office:value="9.8465" calcext:value-type="float">
            <text:p>9.8465</text:p>
          </table:table-cell>
          <table:table-cell office:value-type="float" office:value="22.2548" calcext:value-type="float">
            <text:p>22.2548</text:p>
          </table:table-cell>
          <table:table-cell office:value-type="string" calcext:value-type="string">
            <text:p>U-54;1-12</text:p>
          </table:table-cell>
          <table:table-cell table:style-name="ce5" office:value-type="string" calcext:value-type="string">
            <text:p>6F;173</text:p>
          </table:table-cell>
          <table:table-cell office:value-type="string" calcext:value-type="string">
            <text:p>2A:00:6D:3E:6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office:value-type="float" office:value="18.5053" calcext:value-type="float">
            <text:p>18.5053</text:p>
          </table:table-cell>
          <table:table-cell office:value-type="float" office:value="14.0732" calcext:value-type="float">
            <text:p>14.0732</text:p>
          </table:table-cell>
          <table:table-cell office:value-type="string" calcext:value-type="string">
            <text:p>U-54;1-12</text:p>
          </table:table-cell>
          <table:table-cell table:style-name="ce5" office:value-type="string" calcext:value-type="string">
            <text:p>172;174</text:p>
          </table:table-cell>
          <table:table-cell office:value-type="string" calcext:value-type="string">
            <text:p>2A:00:6D:4A:A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office:value-type="float" office:value="30.2325" calcext:value-type="float">
            <text:p>30.2325</text:p>
          </table:table-cell>
          <table:table-cell office:value-type="float" office:value="12.1348" calcext:value-type="float">
            <text:p>12.1348</text:p>
          </table:table-cell>
          <table:table-cell office:value-type="string" calcext:value-type="string">
            <text:p>U-56;1-9</text:p>
          </table:table-cell>
          <table:table-cell table:style-name="ce5" office:value-type="string" calcext:value-type="string">
            <text:p>173;175</text:p>
          </table:table-cell>
          <table:table-cell office:value-type="string" calcext:value-type="string">
            <text:p>2A:00:6D:6B:C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formula="of:=[.B240]+9.5" office:value-type="float" office:value="39.7325" calcext:value-type="float">
            <text:p>39.7325</text:p>
          </table:table-cell>
          <table:table-cell table:formula="of:=[.C240]" office:value-type="float" office:value="12.1348" calcext:value-type="float">
            <text:p>12.1348</text:p>
          </table:table-cell>
          <table:table-cell office:value-type="string" calcext:value-type="string">
            <text:p>U-56;1-9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office:value-type="float" office:value="208.6674" calcext:value-type="float">
            <text:p>208.6674</text:p>
          </table:table-cell>
          <table:table-cell office:value-type="float" office:value="27.6891" calcext:value-type="float">
            <text:p>27.6891</text:p>
          </table:table-cell>
          <table:table-cell office:value-type="string" calcext:value-type="string">
            <text:p>U-16;7-5</text:p>
          </table:table-cell>
          <table:table-cell table:style-name="ce5" office:value-type="string" calcext:value-type="string">
            <text:p>3C;177</text:p>
          </table:table-cell>
          <table:table-cell office:value-type="string" calcext:value-type="string">
            <text:p>03:00:01:B3:8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office:value-type="float" office:value="203.8122" calcext:value-type="float">
            <text:p>203.8122</text:p>
          </table:table-cell>
          <table:table-cell office:value-type="float" office:value="17.1546" calcext:value-type="float">
            <text:p>17.1546</text:p>
          </table:table-cell>
          <table:table-cell office:value-type="string" calcext:value-type="string">
            <text:p>U-14;8-5</text:p>
          </table:table-cell>
          <table:table-cell table:style-name="ce5" office:value-type="string" calcext:value-type="string">
            <text:p>176;178</text:p>
          </table:table-cell>
          <table:table-cell office:value-type="string" calcext:value-type="string">
            <text:p>03:00:00:8D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office:value-type="float" office:value="193.674" calcext:value-type="float">
            <text:p>193.674</text:p>
          </table:table-cell>
          <table:table-cell office:value-type="float" office:value="11.0796" calcext:value-type="float">
            <text:p>11.0796</text:p>
          </table:table-cell>
          <table:table-cell office:value-type="string" calcext:value-type="string">
            <text:p>U-14;8-5</text:p>
          </table:table-cell>
          <table:table-cell table:style-name="ce5" office:value-type="string" calcext:value-type="string">
            <text:p>177;179</text:p>
          </table:table-cell>
          <table:table-cell office:value-type="string" calcext:value-type="string">
            <text:p>2A:00:6D:7E:4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office:value-type="float" office:value="181.6999" calcext:value-type="float">
            <text:p>181.6999</text:p>
          </table:table-cell>
          <table:table-cell office:value-type="float" office:value="11.0614" calcext:value-type="float">
            <text:p>11.0614</text:p>
          </table:table-cell>
          <table:table-cell office:value-type="string" calcext:value-type="string">
            <text:p>U-11;8-8</text:p>
          </table:table-cell>
          <table:table-cell table:style-name="ce5" office:value-type="string" calcext:value-type="string">
            <text:p>178;17A</text:p>
          </table:table-cell>
          <table:table-cell office:value-type="string" calcext:value-type="string">
            <text:p>2A:00:6D:2C:2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A</text:p>
          </table:table-cell>
          <table:table-cell table:formula="of:=[.B245]-5.5" office:value-type="float" office:value="176.1999" calcext:value-type="float">
            <text:p>176.1999</text:p>
          </table:table-cell>
          <table:table-cell table:formula="of:=[.C245]" office:value-type="float" office:value="11.0614" calcext:value-type="float">
            <text:p>11.0614</text:p>
          </table:table-cell>
          <table:table-cell office:value-type="string" calcext:value-type="string">
            <text:p>U-11;8-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C</text:p>
          </table:table-cell>
          <table:table-cell office:value-type="float" office:value="54.7136" calcext:value-type="float">
            <text:p>54.7136</text:p>
          </table:table-cell>
          <table:table-cell office:value-type="float" office:value="37.2615" calcext:value-type="float">
            <text:p>37.2615</text:p>
          </table:table-cell>
          <table:table-cell office:value-type="string" calcext:value-type="string">
            <text:p>U-57;3-13</text:p>
          </table:table-cell>
          <table:table-cell table:style-name="ce5" office:value-type="string" calcext:value-type="string">
            <text:p>SW12;SW13</text:p>
          </table:table-cell>
          <table:table-cell office:value-type="string" calcext:value-type="string">
            <text:p>03:00:01:61:21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12;SW1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0F</text:p>
          </table:table-cell>
          <table:table-cell office:value-type="float" office:value="162.323" calcext:value-type="float">
            <text:p>162.323</text:p>
          </table:table-cell>
          <table:table-cell office:value-type="float" office:value="37.9858" calcext:value-type="float">
            <text:p>37.9858</text:p>
          </table:table-cell>
          <table:table-cell office:value-type="string" calcext:value-type="string">
            <text:p>U-9;8-1</text:p>
          </table:table-cell>
          <table:table-cell table:style-name="ce5" office:value-type="string" calcext:value-type="string">
            <text:p>SW82;SW83</text:p>
          </table:table-cell>
          <table:table-cell office:value-type="string" calcext:value-type="string">
            <text:p>03:00:02:9D:DA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82;SW83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D1</text:p>
          </table:table-cell>
          <table:table-cell office:value-type="float" office:value="69.116" calcext:value-type="float">
            <text:p>69.116</text:p>
          </table:table-cell>
          <table:table-cell office:value-type="float" office:value="88.4433" calcext:value-type="float">
            <text:p>88.4433</text:p>
          </table:table-cell>
          <table:table-cell table:style-name="ce6" office:value-type="string" calcext:value-type="string">
            <text:p>U-44;1-7</text:p>
          </table:table-cell>
          <table:table-cell table:style-name="ce5" office:value-type="string" calcext:value-type="string">
            <text:p>16;5F</text:p>
          </table:table-cell>
          <table:table-cell office:value-type="string" calcext:value-type="string">
            <text:p>03:00:03:C2:8B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23;SW2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4</text:p>
          </table:table-cell>
          <table:table-cell office:value-type="float" office:value="151.3271" calcext:value-type="float">
            <text:p>151.3271</text:p>
          </table:table-cell>
          <table:table-cell office:value-type="float" office:value="88.794" calcext:value-type="float">
            <text:p>88.794</text:p>
          </table:table-cell>
          <table:table-cell office:value-type="string" calcext:value-type="string">
            <text:p>U-25;8-16</text:p>
          </table:table-cell>
          <table:table-cell table:style-name="ce5" office:value-type="string" calcext:value-type="string">
            <text:p>SW73;SW72</text:p>
          </table:table-cell>
          <table:table-cell office:value-type="string" calcext:value-type="string">
            <text:p>03:00:02:BD:30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73;SW72</text:p>
          </table:table-cell>
          <table:table-cell table:number-columns-repeated="1016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10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08:21:02.992496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Death</meta:initial-creator>
    <dc:creator>death </dc:creator>
    <meta:creation-date>2016-04-22T23:46:59Z</meta:creation-date>
    <dc:date>2016-05-11T08:26:03.455372387</dc:date>
    <meta:editing-cycles>47</meta:editing-cycles>
    <meta:editing-duration>PT1H34M30S</meta:editing-duration>
    <meta:document-statistic meta:table-count="1" meta:cell-count="1747" meta:object-count="0"/>
    <meta:user-defined meta:name="WorkbookGuid">aaff3ff4-8355-4ae5-9d96-f9758044a40b</meta:user-defined>
  </office:meta>
</office:document-meta>
</file>